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6.026cm" svg:height="19.821cm" svg:x="6.05cm" svg:y="0.1cm">
            <draw:object draw:notify-on-update-of-ranges="Sheet1.A1:Sheet1.A161 Sheet1.C1:Sheet1.C1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014-12-21</text:p>
          </table:table-cell>
          <table:table-cell office:value-type="float" office:value="4697948" calcext:value-type="float">
            <text:p>4697948</text:p>
          </table:table-cell>
          <table:table-cell table:formula="of:=[.B1]/(1024*1024)" office:value-type="float" office:value="4.48031234741211" calcext:value-type="float">
            <text:p>4.4803123474</text:p>
          </table:table-cell>
        </table:table-row>
        <table:table-row table:style-name="ro1">
          <table:table-cell office:value-type="string" calcext:value-type="string">
            <text:p>2014-12-22</text:p>
          </table:table-cell>
          <table:table-cell office:value-type="float" office:value="4908195" calcext:value-type="float">
            <text:p>4908195</text:p>
          </table:table-cell>
          <table:table-cell table:formula="of:=[.B2]/(1024*1024)" office:value-type="float" office:value="4.68081951141357" calcext:value-type="float">
            <text:p>4.6808195114</text:p>
          </table:table-cell>
        </table:table-row>
        <table:table-row table:style-name="ro1">
          <table:table-cell office:value-type="string" calcext:value-type="string">
            <text:p>2014-12-23</text:p>
          </table:table-cell>
          <table:table-cell office:value-type="float" office:value="4930534" calcext:value-type="float">
            <text:p>4930534</text:p>
          </table:table-cell>
          <table:table-cell table:formula="of:=[.B3]/(1024*1024)" office:value-type="float" office:value="4.70212364196777" calcext:value-type="float">
            <text:p>4.702123642</text:p>
          </table:table-cell>
        </table:table-row>
        <table:table-row table:style-name="ro1">
          <table:table-cell office:value-type="string" calcext:value-type="string">
            <text:p>2014-12-24</text:p>
          </table:table-cell>
          <table:table-cell office:value-type="float" office:value="4930534" calcext:value-type="float">
            <text:p>4930534</text:p>
          </table:table-cell>
          <table:table-cell table:formula="of:=[.B4]/(1024*1024)" office:value-type="float" office:value="4.70212364196777" calcext:value-type="float">
            <text:p>4.702123642</text:p>
          </table:table-cell>
        </table:table-row>
        <table:table-row table:style-name="ro1">
          <table:table-cell office:value-type="string" calcext:value-type="string">
            <text:p>2014-12-26</text:p>
          </table:table-cell>
          <table:table-cell office:value-type="float" office:value="5708866" calcext:value-type="float">
            <text:p>5708866</text:p>
          </table:table-cell>
          <table:table-cell table:formula="of:=[.B5]/(1024*1024)" office:value-type="float" office:value="5.44439888000488" calcext:value-type="float">
            <text:p>5.44439888</text:p>
          </table:table-cell>
        </table:table-row>
        <table:table-row table:style-name="ro1">
          <table:table-cell office:value-type="string" calcext:value-type="string">
            <text:p>2014-12-27</text:p>
          </table:table-cell>
          <table:table-cell office:value-type="float" office:value="5741486" calcext:value-type="float">
            <text:p>5741486</text:p>
          </table:table-cell>
          <table:table-cell table:formula="of:=[.B6]/(1024*1024)" office:value-type="float" office:value="5.47550773620606" calcext:value-type="float">
            <text:p>5.4755077362</text:p>
          </table:table-cell>
        </table:table-row>
        <table:table-row table:style-name="ro1">
          <table:table-cell office:value-type="string" calcext:value-type="string">
            <text:p>2014-12-28</text:p>
          </table:table-cell>
          <table:table-cell office:value-type="float" office:value="5741486" calcext:value-type="float">
            <text:p>5741486</text:p>
          </table:table-cell>
          <table:table-cell table:formula="of:=[.B7]/(1024*1024)" office:value-type="float" office:value="5.47550773620606" calcext:value-type="float">
            <text:p>5.4755077362</text:p>
          </table:table-cell>
        </table:table-row>
        <table:table-row table:style-name="ro1">
          <table:table-cell office:value-type="string" calcext:value-type="string">
            <text:p>2014-12-29</text:p>
          </table:table-cell>
          <table:table-cell office:value-type="float" office:value="5796701" calcext:value-type="float">
            <text:p>5796701</text:p>
          </table:table-cell>
          <table:table-cell table:formula="of:=[.B8]/(1024*1024)" office:value-type="float" office:value="5.52816486358643" calcext:value-type="float">
            <text:p>5.5281648636</text:p>
          </table:table-cell>
        </table:table-row>
        <table:table-row table:style-name="ro1">
          <table:table-cell office:value-type="string" calcext:value-type="string">
            <text:p>2014-12-30</text:p>
          </table:table-cell>
          <table:table-cell office:value-type="float" office:value="5762372" calcext:value-type="float">
            <text:p>5762372</text:p>
          </table:table-cell>
          <table:table-cell table:formula="of:=[.B9]/(1024*1024)" office:value-type="float" office:value="5.49542617797852" calcext:value-type="float">
            <text:p>5.495426178</text:p>
          </table:table-cell>
        </table:table-row>
        <table:table-row table:style-name="ro1">
          <table:table-cell office:value-type="string" calcext:value-type="string">
            <text:p>2014-12-31</text:p>
          </table:table-cell>
          <table:table-cell office:value-type="float" office:value="6394370" calcext:value-type="float">
            <text:p>6394370</text:p>
          </table:table-cell>
          <table:table-cell table:formula="of:=[.B10]/(1024*1024)" office:value-type="float" office:value="6.09814643859863" calcext:value-type="float">
            <text:p>6.0981464386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6319197" calcext:value-type="float">
            <text:p>6319197</text:p>
          </table:table-cell>
          <table:table-cell table:formula="of:=[.B11]/(1024*1024)" office:value-type="float" office:value="6.02645587921143" calcext:value-type="float">
            <text:p>6.0264558792</text:p>
          </table:table-cell>
        </table:table-row>
        <table:table-row table:style-name="ro1">
          <table:table-cell office:value-type="string" calcext:value-type="string">
            <text:p>2015-01-02</text:p>
          </table:table-cell>
          <table:table-cell office:value-type="float" office:value="3370275" calcext:value-type="float">
            <text:p>3370275</text:p>
          </table:table-cell>
          <table:table-cell table:formula="of:=[.B12]/(1024*1024)" office:value-type="float" office:value="3.21414470672607" calcext:value-type="float">
            <text:p>3.2141447067</text:p>
          </table:table-cell>
        </table:table-row>
        <table:table-row table:style-name="ro1">
          <table:table-cell office:value-type="string" calcext:value-type="string">
            <text:p>2015-01-04</text:p>
          </table:table-cell>
          <table:table-cell office:value-type="float" office:value="6131366" calcext:value-type="float">
            <text:p>6131366</text:p>
          </table:table-cell>
          <table:table-cell table:formula="of:=[.B13]/(1024*1024)" office:value-type="float" office:value="5.84732627868652" calcext:value-type="float">
            <text:p>5.8473262787</text:p>
          </table:table-cell>
        </table:table-row>
        <table:table-row table:style-name="ro1">
          <table:table-cell office:value-type="string" calcext:value-type="string">
            <text:p>2015-01-05</text:p>
          </table:table-cell>
          <table:table-cell office:value-type="float" office:value="4742022" calcext:value-type="float">
            <text:p>4742022</text:p>
          </table:table-cell>
          <table:table-cell table:formula="of:=[.B14]/(1024*1024)" office:value-type="float" office:value="4.5223445892334" calcext:value-type="float">
            <text:p>4.5223445892</text:p>
          </table:table-cell>
        </table:table-row>
        <table:table-row table:style-name="ro1">
          <table:table-cell office:value-type="string" calcext:value-type="string">
            <text:p>2015-01-06</text:p>
          </table:table-cell>
          <table:table-cell office:value-type="float" office:value="4792658" calcext:value-type="float">
            <text:p>4792658</text:p>
          </table:table-cell>
          <table:table-cell table:formula="of:=[.B15]/(1024*1024)" office:value-type="float" office:value="4.57063484191895" calcext:value-type="float">
            <text:p>4.5706348419</text:p>
          </table:table-cell>
        </table:table-row>
        <table:table-row table:style-name="ro1">
          <table:table-cell office:value-type="string" calcext:value-type="string">
            <text:p>2015-01-07</text:p>
          </table:table-cell>
          <table:table-cell office:value-type="float" office:value="4814138" calcext:value-type="float">
            <text:p>4814138</text:p>
          </table:table-cell>
          <table:table-cell table:formula="of:=[.B16]/(1024*1024)" office:value-type="float" office:value="4.59111976623535" calcext:value-type="float">
            <text:p>4.5911197662</text:p>
          </table:table-cell>
        </table:table-row>
        <table:table-row table:style-name="ro1">
          <table:table-cell office:value-type="string" calcext:value-type="string">
            <text:p>2015-01-08</text:p>
          </table:table-cell>
          <table:table-cell office:value-type="float" office:value="4839591" calcext:value-type="float">
            <text:p>4839591</text:p>
          </table:table-cell>
          <table:table-cell table:formula="of:=[.B17]/(1024*1024)" office:value-type="float" office:value="4.61539363861084" calcext:value-type="float">
            <text:p>4.6153936386</text:p>
          </table:table-cell>
        </table:table-row>
        <table:table-row table:style-name="ro1">
          <table:table-cell office:value-type="string" calcext:value-type="string">
            <text:p>2015-01-09</text:p>
          </table:table-cell>
          <table:table-cell office:value-type="float" office:value="4908838" calcext:value-type="float">
            <text:p>4908838</text:p>
          </table:table-cell>
          <table:table-cell table:formula="of:=[.B18]/(1024*1024)" office:value-type="float" office:value="4.68143272399902" calcext:value-type="float">
            <text:p>4.681432724</text:p>
          </table:table-cell>
        </table:table-row>
        <table:table-row table:style-name="ro1">
          <table:table-cell office:value-type="string" calcext:value-type="string">
            <text:p>2015-01-10</text:p>
          </table:table-cell>
          <table:table-cell office:value-type="float" office:value="4928550" calcext:value-type="float">
            <text:p>4928550</text:p>
          </table:table-cell>
          <table:table-cell table:formula="of:=[.B19]/(1024*1024)" office:value-type="float" office:value="4.70023155212402" calcext:value-type="float">
            <text:p>4.7002315521</text:p>
          </table:table-cell>
        </table:table-row>
        <table:table-row table:style-name="ro1">
          <table:table-cell office:value-type="string" calcext:value-type="string">
            <text:p>2015-01-11</text:p>
          </table:table-cell>
          <table:table-cell office:value-type="float" office:value="4940713" calcext:value-type="float">
            <text:p>4940713</text:p>
          </table:table-cell>
          <table:table-cell table:formula="of:=[.B20]/(1024*1024)" office:value-type="float" office:value="4.71183109283447" calcext:value-type="float">
            <text:p>4.7118310928</text:p>
          </table:table-cell>
        </table:table-row>
        <table:table-row table:style-name="ro1">
          <table:table-cell office:value-type="string" calcext:value-type="string">
            <text:p>2015-01-12</text:p>
          </table:table-cell>
          <table:table-cell office:value-type="float" office:value="4945118" calcext:value-type="float">
            <text:p>4945118</text:p>
          </table:table-cell>
          <table:table-cell table:formula="of:=[.B21]/(1024*1024)" office:value-type="float" office:value="4.71603202819824" calcext:value-type="float">
            <text:p>4.7160320282</text:p>
          </table:table-cell>
        </table:table-row>
        <table:table-row table:style-name="ro1">
          <table:table-cell office:value-type="string" calcext:value-type="string">
            <text:p>2015-01-13</text:p>
          </table:table-cell>
          <table:table-cell office:value-type="float" office:value="4946616" calcext:value-type="float">
            <text:p>4946616</text:p>
          </table:table-cell>
          <table:table-cell table:formula="of:=[.B22]/(1024*1024)" office:value-type="float" office:value="4.71746063232422" calcext:value-type="float">
            <text:p>4.7174606323</text:p>
          </table:table-cell>
        </table:table-row>
        <table:table-row table:style-name="ro1">
          <table:table-cell office:value-type="string" calcext:value-type="string">
            <text:p>2015-01-14</text:p>
          </table:table-cell>
          <table:table-cell office:value-type="float" office:value="4948784" calcext:value-type="float">
            <text:p>4948784</text:p>
          </table:table-cell>
          <table:table-cell table:formula="of:=[.B23]/(1024*1024)" office:value-type="float" office:value="4.71952819824219" calcext:value-type="float">
            <text:p>4.7195281982</text:p>
          </table:table-cell>
        </table:table-row>
        <table:table-row table:style-name="ro1">
          <table:table-cell office:value-type="string" calcext:value-type="string">
            <text:p>2015-01-16</text:p>
          </table:table-cell>
          <table:table-cell office:value-type="float" office:value="4956706" calcext:value-type="float">
            <text:p>4956706</text:p>
          </table:table-cell>
          <table:table-cell table:formula="of:=[.B24]/(1024*1024)" office:value-type="float" office:value="4.72708320617676" calcext:value-type="float">
            <text:p>4.7270832062</text:p>
          </table:table-cell>
        </table:table-row>
        <table:table-row table:style-name="ro1">
          <table:table-cell office:value-type="string" calcext:value-type="string">
            <text:p>2015-01-17</text:p>
          </table:table-cell>
          <table:table-cell office:value-type="float" office:value="4986134" calcext:value-type="float">
            <text:p>4986134</text:p>
          </table:table-cell>
          <table:table-cell table:formula="of:=[.B25]/(1024*1024)" office:value-type="float" office:value="4.75514793395996" calcext:value-type="float">
            <text:p>4.755147934</text:p>
          </table:table-cell>
        </table:table-row>
        <table:table-row table:style-name="ro1">
          <table:table-cell office:value-type="string" calcext:value-type="string">
            <text:p>2015-01-18</text:p>
          </table:table-cell>
          <table:table-cell office:value-type="float" office:value="4992209" calcext:value-type="float">
            <text:p>4992209</text:p>
          </table:table-cell>
          <table:table-cell table:formula="of:=[.B26]/(1024*1024)" office:value-type="float" office:value="4.76094150543213" calcext:value-type="float">
            <text:p>4.7609415054</text:p>
          </table:table-cell>
        </table:table-row>
        <table:table-row table:style-name="ro1">
          <table:table-cell office:value-type="string" calcext:value-type="string">
            <text:p>2015-01-19</text:p>
          </table:table-cell>
          <table:table-cell office:value-type="float" office:value="4994132" calcext:value-type="float">
            <text:p>4994132</text:p>
          </table:table-cell>
          <table:table-cell table:formula="of:=[.B27]/(1024*1024)" office:value-type="float" office:value="4.76277542114258" calcext:value-type="float">
            <text:p>4.7627754211</text:p>
          </table:table-cell>
        </table:table-row>
        <table:table-row table:style-name="ro1">
          <table:table-cell office:value-type="string" calcext:value-type="string">
            <text:p>2015-01-20</text:p>
          </table:table-cell>
          <table:table-cell office:value-type="float" office:value="5788551" calcext:value-type="float">
            <text:p>5788551</text:p>
          </table:table-cell>
          <table:table-cell table:formula="of:=[.B28]/(1024*1024)" office:value-type="float" office:value="5.52039241790772" calcext:value-type="float">
            <text:p>5.5203924179</text:p>
          </table:table-cell>
        </table:table-row>
        <table:table-row table:style-name="ro1">
          <table:table-cell office:value-type="string" calcext:value-type="string">
            <text:p>2015-01-21</text:p>
          </table:table-cell>
          <table:table-cell office:value-type="float" office:value="5797332" calcext:value-type="float">
            <text:p>5797332</text:p>
          </table:table-cell>
          <table:table-cell table:formula="of:=[.B29]/(1024*1024)" office:value-type="float" office:value="5.52876663208008" calcext:value-type="float">
            <text:p>5.5287666321</text:p>
          </table:table-cell>
        </table:table-row>
        <table:table-row table:style-name="ro1">
          <table:table-cell office:value-type="string" calcext:value-type="string">
            <text:p>2015-01-22</text:p>
          </table:table-cell>
          <table:table-cell office:value-type="float" office:value="5805314" calcext:value-type="float">
            <text:p>5805314</text:p>
          </table:table-cell>
          <table:table-cell table:formula="of:=[.B30]/(1024*1024)" office:value-type="float" office:value="5.53637886047363" calcext:value-type="float">
            <text:p>5.5363788605</text:p>
          </table:table-cell>
        </table:table-row>
        <table:table-row table:style-name="ro1">
          <table:table-cell office:value-type="string" calcext:value-type="string">
            <text:p>2015-01-23</text:p>
          </table:table-cell>
          <table:table-cell office:value-type="float" office:value="5833095" calcext:value-type="float">
            <text:p>5833095</text:p>
          </table:table-cell>
          <table:table-cell table:formula="of:=[.B31]/(1024*1024)" office:value-type="float" office:value="5.56287288665772" calcext:value-type="float">
            <text:p>5.5628728867</text:p>
          </table:table-cell>
        </table:table-row>
        <table:table-row table:style-name="ro1">
          <table:table-cell office:value-type="string" calcext:value-type="string">
            <text:p>2015-01-24</text:p>
          </table:table-cell>
          <table:table-cell office:value-type="float" office:value="5850796" calcext:value-type="float">
            <text:p>5850796</text:p>
          </table:table-cell>
          <table:table-cell table:formula="of:=[.B32]/(1024*1024)" office:value-type="float" office:value="5.57975387573242" calcext:value-type="float">
            <text:p>5.5797538757</text:p>
          </table:table-cell>
        </table:table-row>
        <table:table-row table:style-name="ro1">
          <table:table-cell office:value-type="string" calcext:value-type="string">
            <text:p>2015-01-25</text:p>
          </table:table-cell>
          <table:table-cell office:value-type="float" office:value="5850806" calcext:value-type="float">
            <text:p>5850806</text:p>
          </table:table-cell>
          <table:table-cell table:formula="of:=[.B33]/(1024*1024)" office:value-type="float" office:value="5.57976341247559" calcext:value-type="float">
            <text:p>5.5797634125</text:p>
          </table:table-cell>
        </table:table-row>
        <table:table-row table:style-name="ro1">
          <table:table-cell office:value-type="string" calcext:value-type="string">
            <text:p>2015-01-26</text:p>
          </table:table-cell>
          <table:table-cell office:value-type="float" office:value="5853862" calcext:value-type="float">
            <text:p>5853862</text:p>
          </table:table-cell>
          <table:table-cell table:formula="of:=[.B34]/(1024*1024)" office:value-type="float" office:value="5.58267784118652" calcext:value-type="float">
            <text:p>5.5826778412</text:p>
          </table:table-cell>
        </table:table-row>
        <table:table-row table:style-name="ro1">
          <table:table-cell office:value-type="string" calcext:value-type="string">
            <text:p>2015-01-27</text:p>
          </table:table-cell>
          <table:table-cell office:value-type="float" office:value="5861716" calcext:value-type="float">
            <text:p>5861716</text:p>
          </table:table-cell>
          <table:table-cell table:formula="of:=[.B35]/(1024*1024)" office:value-type="float" office:value="5.59016799926758" calcext:value-type="float">
            <text:p>5.5901679993</text:p>
          </table:table-cell>
        </table:table-row>
        <table:table-row table:style-name="ro1">
          <table:table-cell office:value-type="string" calcext:value-type="string">
            <text:p>2015-01-28</text:p>
          </table:table-cell>
          <table:table-cell office:value-type="float" office:value="6067985" calcext:value-type="float">
            <text:p>6067985</text:p>
          </table:table-cell>
          <table:table-cell table:formula="of:=[.B36]/(1024*1024)" office:value-type="float" office:value="5.78688144683838" calcext:value-type="float">
            <text:p>5.7868814468</text:p>
          </table:table-cell>
        </table:table-row>
        <table:table-row table:style-name="ro1">
          <table:table-cell office:value-type="string" calcext:value-type="string">
            <text:p>2015-01-29</text:p>
          </table:table-cell>
          <table:table-cell office:value-type="float" office:value="6077363" calcext:value-type="float">
            <text:p>6077363</text:p>
          </table:table-cell>
          <table:table-cell table:formula="of:=[.B37]/(1024*1024)" office:value-type="float" office:value="5.79582500457764" calcext:value-type="float">
            <text:p>5.7958250046</text:p>
          </table:table-cell>
        </table:table-row>
        <table:table-row table:style-name="ro1">
          <table:table-cell office:value-type="string" calcext:value-type="string">
            <text:p>2015-01-30</text:p>
          </table:table-cell>
          <table:table-cell office:value-type="float" office:value="6083076" calcext:value-type="float">
            <text:p>6083076</text:p>
          </table:table-cell>
          <table:table-cell table:formula="of:=[.B38]/(1024*1024)" office:value-type="float" office:value="5.80127334594727" calcext:value-type="float">
            <text:p>5.8012733459</text:p>
          </table:table-cell>
        </table:table-row>
        <table:table-row table:style-name="ro1">
          <table:table-cell office:value-type="string" calcext:value-type="string">
            <text:p>2015-01-31</text:p>
          </table:table-cell>
          <table:table-cell office:value-type="float" office:value="6231951" calcext:value-type="float">
            <text:p>6231951</text:p>
          </table:table-cell>
          <table:table-cell table:formula="of:=[.B39]/(1024*1024)" office:value-type="float" office:value="5.94325160980225" calcext:value-type="float">
            <text:p>5.9432516098</text:p>
          </table:table-cell>
        </table:table-row>
        <table:table-row table:style-name="ro1">
          <table:table-cell office:value-type="string" calcext:value-type="string">
            <text:p>2015-02-01</text:p>
          </table:table-cell>
          <table:table-cell office:value-type="float" office:value="6391830" calcext:value-type="float">
            <text:p>6391830</text:p>
          </table:table-cell>
          <table:table-cell table:formula="of:=[.B40]/(1024*1024)" office:value-type="float" office:value="6.09572410583496" calcext:value-type="float">
            <text:p>6.0957241058</text:p>
          </table:table-cell>
        </table:table-row>
        <table:table-row table:style-name="ro1">
          <table:table-cell office:value-type="string" calcext:value-type="string">
            <text:p>2015-02-02</text:p>
          </table:table-cell>
          <table:table-cell office:value-type="float" office:value="6724063" calcext:value-type="float">
            <text:p>6724063</text:p>
          </table:table-cell>
          <table:table-cell table:formula="of:=[.B41]/(1024*1024)" office:value-type="float" office:value="6.41256618499756" calcext:value-type="float">
            <text:p>6.412566185</text:p>
          </table:table-cell>
        </table:table-row>
        <table:table-row table:style-name="ro1">
          <table:table-cell office:value-type="string" calcext:value-type="string">
            <text:p>2015-02-03</text:p>
          </table:table-cell>
          <table:table-cell office:value-type="float" office:value="6732364" calcext:value-type="float">
            <text:p>6732364</text:p>
          </table:table-cell>
          <table:table-cell table:formula="of:=[.B42]/(1024*1024)" office:value-type="float" office:value="6.42048263549805" calcext:value-type="float">
            <text:p>6.4204826355</text:p>
          </table:table-cell>
        </table:table-row>
        <table:table-row table:style-name="ro1">
          <table:table-cell office:value-type="string" calcext:value-type="string">
            <text:p>2015-02-04</text:p>
          </table:table-cell>
          <table:table-cell office:value-type="float" office:value="6795984" calcext:value-type="float">
            <text:p>6795984</text:p>
          </table:table-cell>
          <table:table-cell table:formula="of:=[.B43]/(1024*1024)" office:value-type="float" office:value="6.48115539550781" calcext:value-type="float">
            <text:p>6.4811553955</text:p>
          </table:table-cell>
        </table:table-row>
        <table:table-row table:style-name="ro1">
          <table:table-cell office:value-type="string" calcext:value-type="string">
            <text:p>2015-02-05</text:p>
          </table:table-cell>
          <table:table-cell office:value-type="float" office:value="6804328" calcext:value-type="float">
            <text:p>6804328</text:p>
          </table:table-cell>
          <table:table-cell table:formula="of:=[.B44]/(1024*1024)" office:value-type="float" office:value="6.48911285400391" calcext:value-type="float">
            <text:p>6.489112854</text:p>
          </table:table-cell>
        </table:table-row>
        <table:table-row table:style-name="ro1">
          <table:table-cell office:value-type="string" calcext:value-type="string">
            <text:p>2015-02-06</text:p>
          </table:table-cell>
          <table:table-cell office:value-type="float" office:value="6948759" calcext:value-type="float">
            <text:p>6948759</text:p>
          </table:table-cell>
          <table:table-cell table:formula="of:=[.B45]/(1024*1024)" office:value-type="float" office:value="6.62685298919678" calcext:value-type="float">
            <text:p>6.6268529892</text:p>
          </table:table-cell>
        </table:table-row>
        <table:table-row table:style-name="ro1">
          <table:table-cell office:value-type="string" calcext:value-type="string">
            <text:p>2015-02-07</text:p>
          </table:table-cell>
          <table:table-cell office:value-type="float" office:value="6842342" calcext:value-type="float">
            <text:p>6842342</text:p>
          </table:table-cell>
          <table:table-cell table:formula="of:=[.B46]/(1024*1024)" office:value-type="float" office:value="6.52536582946777" calcext:value-type="float">
            <text:p>6.5253658295</text:p>
          </table:table-cell>
        </table:table-row>
        <table:table-row table:style-name="ro1">
          <table:table-cell office:value-type="string" calcext:value-type="string">
            <text:p>2015-02-08</text:p>
          </table:table-cell>
          <table:table-cell office:value-type="float" office:value="6743375" calcext:value-type="float">
            <text:p>6743375</text:p>
          </table:table-cell>
          <table:table-cell table:formula="of:=[.B47]/(1024*1024)" office:value-type="float" office:value="6.430983543396" calcext:value-type="float">
            <text:p>6.4309835434</text:p>
          </table:table-cell>
        </table:table-row>
        <table:table-row table:style-name="ro1">
          <table:table-cell office:value-type="string" calcext:value-type="string">
            <text:p>2015-02-09</text:p>
          </table:table-cell>
          <table:table-cell office:value-type="float" office:value="6828811" calcext:value-type="float">
            <text:p>6828811</text:p>
          </table:table-cell>
          <table:table-cell table:formula="of:=[.B48]/(1024*1024)" office:value-type="float" office:value="6.51246166229248" calcext:value-type="float">
            <text:p>6.5124616623</text:p>
          </table:table-cell>
        </table:table-row>
        <table:table-row table:style-name="ro1">
          <table:table-cell office:value-type="string" calcext:value-type="string">
            <text:p>2015-02-10</text:p>
          </table:table-cell>
          <table:table-cell office:value-type="float" office:value="6830564" calcext:value-type="float">
            <text:p>6830564</text:p>
          </table:table-cell>
          <table:table-cell table:formula="of:=[.B49]/(1024*1024)" office:value-type="float" office:value="6.51413345336914" calcext:value-type="float">
            <text:p>6.5141334534</text:p>
          </table:table-cell>
        </table:table-row>
        <table:table-row table:style-name="ro1">
          <table:table-cell office:value-type="string" calcext:value-type="string">
            <text:p>2015-02-11</text:p>
          </table:table-cell>
          <table:table-cell office:value-type="float" office:value="6838652" calcext:value-type="float">
            <text:p>6838652</text:p>
          </table:table-cell>
          <table:table-cell table:formula="of:=[.B50]/(1024*1024)" office:value-type="float" office:value="6.52184677124023" calcext:value-type="float">
            <text:p>6.5218467712</text:p>
          </table:table-cell>
        </table:table-row>
        <table:table-row table:style-name="ro1">
          <table:table-cell office:value-type="string" calcext:value-type="string">
            <text:p>2015-02-12</text:p>
          </table:table-cell>
          <table:table-cell office:value-type="float" office:value="6879318" calcext:value-type="float">
            <text:p>6879318</text:p>
          </table:table-cell>
          <table:table-cell table:formula="of:=[.B51]/(1024*1024)" office:value-type="float" office:value="6.56062889099121" calcext:value-type="float">
            <text:p>6.560628891</text:p>
          </table:table-cell>
        </table:table-row>
        <table:table-row table:style-name="ro1">
          <table:table-cell office:value-type="string" calcext:value-type="string">
            <text:p>2015-02-13</text:p>
          </table:table-cell>
          <table:table-cell office:value-type="float" office:value="6646041" calcext:value-type="float">
            <text:p>6646041</text:p>
          </table:table-cell>
          <table:table-cell table:formula="of:=[.B52]/(1024*1024)" office:value-type="float" office:value="6.33815860748291" calcext:value-type="float">
            <text:p>6.3381586075</text:p>
          </table:table-cell>
        </table:table-row>
        <table:table-row table:style-name="ro1">
          <table:table-cell office:value-type="string" calcext:value-type="string">
            <text:p>2015-02-14</text:p>
          </table:table-cell>
          <table:table-cell office:value-type="float" office:value="6705642" calcext:value-type="float">
            <text:p>6705642</text:p>
          </table:table-cell>
          <table:table-cell table:formula="of:=[.B53]/(1024*1024)" office:value-type="float" office:value="6.39499855041504" calcext:value-type="float">
            <text:p>6.3949985504</text:p>
          </table:table-cell>
        </table:table-row>
        <table:table-row table:style-name="ro1">
          <table:table-cell office:value-type="string" calcext:value-type="string">
            <text:p>2015-02-15</text:p>
          </table:table-cell>
          <table:table-cell office:value-type="float" office:value="6706128" calcext:value-type="float">
            <text:p>6706128</text:p>
          </table:table-cell>
          <table:table-cell table:formula="of:=[.B54]/(1024*1024)" office:value-type="float" office:value="6.39546203613281" calcext:value-type="float">
            <text:p>6.3954620361</text:p>
          </table:table-cell>
        </table:table-row>
        <table:table-row table:style-name="ro1">
          <table:table-cell office:value-type="string" calcext:value-type="string">
            <text:p>2015-02-16</text:p>
          </table:table-cell>
          <table:table-cell office:value-type="float" office:value="6705871" calcext:value-type="float">
            <text:p>6705871</text:p>
          </table:table-cell>
          <table:table-cell table:formula="of:=[.B55]/(1024*1024)" office:value-type="float" office:value="6.3952169418335" calcext:value-type="float">
            <text:p>6.3952169418</text:p>
          </table:table-cell>
        </table:table-row>
        <table:table-row table:style-name="ro1">
          <table:table-cell office:value-type="string" calcext:value-type="string">
            <text:p>2015-02-17</text:p>
          </table:table-cell>
          <table:table-cell office:value-type="float" office:value="6705991" calcext:value-type="float">
            <text:p>6705991</text:p>
          </table:table-cell>
          <table:table-cell table:formula="of:=[.B56]/(1024*1024)" office:value-type="float" office:value="6.39533138275147" calcext:value-type="float">
            <text:p>6.3953313828</text:p>
          </table:table-cell>
        </table:table-row>
        <table:table-row table:style-name="ro1">
          <table:table-cell office:value-type="string" calcext:value-type="string">
            <text:p>2015-02-18</text:p>
          </table:table-cell>
          <table:table-cell office:value-type="float" office:value="6717704" calcext:value-type="float">
            <text:p>6717704</text:p>
          </table:table-cell>
          <table:table-cell table:formula="of:=[.B57]/(1024*1024)" office:value-type="float" office:value="6.40650177001953" calcext:value-type="float">
            <text:p>6.40650177</text:p>
          </table:table-cell>
        </table:table-row>
        <table:table-row table:style-name="ro1">
          <table:table-cell office:value-type="string" calcext:value-type="string">
            <text:p>2015-02-19</text:p>
          </table:table-cell>
          <table:table-cell office:value-type="float" office:value="6776028" calcext:value-type="float">
            <text:p>6776028</text:p>
          </table:table-cell>
          <table:table-cell table:formula="of:=[.B58]/(1024*1024)" office:value-type="float" office:value="6.46212387084961" calcext:value-type="float">
            <text:p>6.4621238708</text:p>
          </table:table-cell>
        </table:table-row>
        <table:table-row table:style-name="ro1">
          <table:table-cell office:value-type="string" calcext:value-type="string">
            <text:p>2015-02-20</text:p>
          </table:table-cell>
          <table:table-cell office:value-type="float" office:value="6776461" calcext:value-type="float">
            <text:p>6776461</text:p>
          </table:table-cell>
          <table:table-cell table:formula="of:=[.B59]/(1024*1024)" office:value-type="float" office:value="6.46253681182861" calcext:value-type="float">
            <text:p>6.4625368118</text:p>
          </table:table-cell>
        </table:table-row>
        <table:table-row table:style-name="ro1">
          <table:table-cell office:value-type="string" calcext:value-type="string">
            <text:p>2015-02-21</text:p>
          </table:table-cell>
          <table:table-cell office:value-type="float" office:value="6781174" calcext:value-type="float">
            <text:p>6781174</text:p>
          </table:table-cell>
          <table:table-cell table:formula="of:=[.B60]/(1024*1024)" office:value-type="float" office:value="6.46703147888184" calcext:value-type="float">
            <text:p>6.4670314789</text:p>
          </table:table-cell>
        </table:table-row>
        <table:table-row table:style-name="ro1">
          <table:table-cell office:value-type="string" calcext:value-type="string">
            <text:p>2015-02-22</text:p>
          </table:table-cell>
          <table:table-cell office:value-type="float" office:value="6784343" calcext:value-type="float">
            <text:p>6784343</text:p>
          </table:table-cell>
          <table:table-cell table:formula="of:=[.B61]/(1024*1024)" office:value-type="float" office:value="6.47005367279053" calcext:value-type="float">
            <text:p>6.4700536728</text:p>
          </table:table-cell>
        </table:table-row>
        <table:table-row table:style-name="ro1">
          <table:table-cell office:value-type="string" calcext:value-type="string">
            <text:p>2015-02-23</text:p>
          </table:table-cell>
          <table:table-cell office:value-type="float" office:value="6790775" calcext:value-type="float">
            <text:p>6790775</text:p>
          </table:table-cell>
          <table:table-cell table:formula="of:=[.B62]/(1024*1024)" office:value-type="float" office:value="6.47618770599365" calcext:value-type="float">
            <text:p>6.476187706</text:p>
          </table:table-cell>
        </table:table-row>
        <table:table-row table:style-name="ro1">
          <table:table-cell office:value-type="string" calcext:value-type="string">
            <text:p>2015-02-24</text:p>
          </table:table-cell>
          <table:table-cell office:value-type="float" office:value="6791087" calcext:value-type="float">
            <text:p>6791087</text:p>
          </table:table-cell>
          <table:table-cell table:formula="of:=[.B63]/(1024*1024)" office:value-type="float" office:value="6.47648525238037" calcext:value-type="float">
            <text:p>6.4764852524</text:p>
          </table:table-cell>
        </table:table-row>
        <table:table-row table:style-name="ro1">
          <table:table-cell office:value-type="string" calcext:value-type="string">
            <text:p>2015-02-25</text:p>
          </table:table-cell>
          <table:table-cell office:value-type="float" office:value="6877438" calcext:value-type="float">
            <text:p>6877438</text:p>
          </table:table-cell>
          <table:table-cell table:formula="of:=[.B64]/(1024*1024)" office:value-type="float" office:value="6.55883598327637" calcext:value-type="float">
            <text:p>6.5588359833</text:p>
          </table:table-cell>
        </table:table-row>
        <table:table-row table:style-name="ro1">
          <table:table-cell office:value-type="string" calcext:value-type="string">
            <text:p>2015-02-26</text:p>
          </table:table-cell>
          <table:table-cell office:value-type="float" office:value="6900390" calcext:value-type="float">
            <text:p>6900390</text:p>
          </table:table-cell>
          <table:table-cell table:formula="of:=[.B65]/(1024*1024)" office:value-type="float" office:value="6.58072471618652" calcext:value-type="float">
            <text:p>6.5807247162</text:p>
          </table:table-cell>
        </table:table-row>
        <table:table-row table:style-name="ro1">
          <table:table-cell office:value-type="string" calcext:value-type="string">
            <text:p>2015-02-27</text:p>
          </table:table-cell>
          <table:table-cell office:value-type="float" office:value="6898796" calcext:value-type="float">
            <text:p>6898796</text:p>
          </table:table-cell>
          <table:table-cell table:formula="of:=[.B66]/(1024*1024)" office:value-type="float" office:value="6.57920455932617" calcext:value-type="float">
            <text:p>6.5792045593</text:p>
          </table:table-cell>
        </table:table-row>
        <table:table-row table:style-name="ro1">
          <table:table-cell office:value-type="string" calcext:value-type="string">
            <text:p>2015-02-28</text:p>
          </table:table-cell>
          <table:table-cell office:value-type="float" office:value="6911441" calcext:value-type="float">
            <text:p>6911441</text:p>
          </table:table-cell>
          <table:table-cell table:formula="of:=[.B67]/(1024*1024)" office:value-type="float" office:value="6.59126377105713" calcext:value-type="float">
            <text:p>6.5912637711</text:p>
          </table:table-cell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6913295" calcext:value-type="float">
            <text:p>6913295</text:p>
          </table:table-cell>
          <table:table-cell table:formula="of:=[.B68]/(1024*1024)" office:value-type="float" office:value="6.59303188323975" calcext:value-type="float">
            <text:p>6.5930318832</text:p>
          </table:table-cell>
        </table:table-row>
        <table:table-row table:style-name="ro1">
          <table:table-cell office:value-type="string" calcext:value-type="string">
            <text:p>2015-03-02</text:p>
          </table:table-cell>
          <table:table-cell office:value-type="float" office:value="6917634" calcext:value-type="float">
            <text:p>6917634</text:p>
          </table:table-cell>
          <table:table-cell table:formula="of:=[.B69]/(1024*1024)" office:value-type="float" office:value="6.59716987609863" calcext:value-type="float">
            <text:p>6.5971698761</text:p>
          </table:table-cell>
        </table:table-row>
        <table:table-row table:style-name="ro1">
          <table:table-cell office:value-type="string" calcext:value-type="string">
            <text:p>2015-03-03</text:p>
          </table:table-cell>
          <table:table-cell office:value-type="float" office:value="7146126" calcext:value-type="float">
            <text:p>7146126</text:p>
          </table:table-cell>
          <table:table-cell table:formula="of:=[.B70]/(1024*1024)" office:value-type="float" office:value="6.81507682800293" calcext:value-type="float">
            <text:p>6.815076828</text:p>
          </table:table-cell>
        </table:table-row>
        <table:table-row table:style-name="ro1">
          <table:table-cell office:value-type="string" calcext:value-type="string">
            <text:p>2015-03-04</text:p>
          </table:table-cell>
          <table:table-cell office:value-type="float" office:value="7146123" calcext:value-type="float">
            <text:p>7146123</text:p>
          </table:table-cell>
          <table:table-cell table:formula="of:=[.B71]/(1024*1024)" office:value-type="float" office:value="6.81507396697998" calcext:value-type="float">
            <text:p>6.815073967</text:p>
          </table:table-cell>
        </table:table-row>
        <table:table-row table:style-name="ro1">
          <table:table-cell office:value-type="string" calcext:value-type="string">
            <text:p>2015-03-05</text:p>
          </table:table-cell>
          <table:table-cell office:value-type="float" office:value="7149941" calcext:value-type="float">
            <text:p>7149941</text:p>
          </table:table-cell>
          <table:table-cell table:formula="of:=[.B72]/(1024*1024)" office:value-type="float" office:value="6.81871509552002" calcext:value-type="float">
            <text:p>6.8187150955</text:p>
          </table:table-cell>
        </table:table-row>
        <table:table-row table:style-name="ro1">
          <table:table-cell office:value-type="string" calcext:value-type="string">
            <text:p>2015-03-06</text:p>
          </table:table-cell>
          <table:table-cell office:value-type="float" office:value="7154655" calcext:value-type="float">
            <text:p>7154655</text:p>
          </table:table-cell>
          <table:table-cell table:formula="of:=[.B73]/(1024*1024)" office:value-type="float" office:value="6.82321071624756" calcext:value-type="float">
            <text:p>6.8232107162</text:p>
          </table:table-cell>
        </table:table-row>
        <table:table-row table:style-name="ro1">
          <table:table-cell office:value-type="string" calcext:value-type="string">
            <text:p>2015-03-07</text:p>
          </table:table-cell>
          <table:table-cell office:value-type="float" office:value="7154673" calcext:value-type="float">
            <text:p>7154673</text:p>
          </table:table-cell>
          <table:table-cell table:formula="of:=[.B74]/(1024*1024)" office:value-type="float" office:value="6.82322788238525" calcext:value-type="float">
            <text:p>6.8232278824</text:p>
          </table:table-cell>
        </table:table-row>
        <table:table-row table:style-name="ro1">
          <table:table-cell office:value-type="string" calcext:value-type="string">
            <text:p>2015-03-08</text:p>
          </table:table-cell>
          <table:table-cell office:value-type="float" office:value="7156303" calcext:value-type="float">
            <text:p>7156303</text:p>
          </table:table-cell>
          <table:table-cell table:formula="of:=[.B75]/(1024*1024)" office:value-type="float" office:value="6.824782371521" calcext:value-type="float">
            <text:p>6.8247823715</text:p>
          </table:table-cell>
        </table:table-row>
        <table:table-row table:style-name="ro1">
          <table:table-cell office:value-type="string" calcext:value-type="string">
            <text:p>2015-03-09</text:p>
          </table:table-cell>
          <table:table-cell office:value-type="float" office:value="7156516" calcext:value-type="float">
            <text:p>7156516</text:p>
          </table:table-cell>
          <table:table-cell table:formula="of:=[.B76]/(1024*1024)" office:value-type="float" office:value="6.82498550415039" calcext:value-type="float">
            <text:p>6.8249855042</text:p>
          </table:table-cell>
        </table:table-row>
        <table:table-row table:style-name="ro1">
          <table:table-cell office:value-type="string" calcext:value-type="string">
            <text:p>2015-03-10</text:p>
          </table:table-cell>
          <table:table-cell office:value-type="float" office:value="7156516" calcext:value-type="float">
            <text:p>7156516</text:p>
          </table:table-cell>
          <table:table-cell table:formula="of:=[.B77]/(1024*1024)" office:value-type="float" office:value="6.82498550415039" calcext:value-type="float">
            <text:p>6.8249855042</text:p>
          </table:table-cell>
        </table:table-row>
        <table:table-row table:style-name="ro1">
          <table:table-cell office:value-type="string" calcext:value-type="string">
            <text:p>2015-03-11</text:p>
          </table:table-cell>
          <table:table-cell office:value-type="float" office:value="7164447" calcext:value-type="float">
            <text:p>7164447</text:p>
          </table:table-cell>
          <table:table-cell table:formula="of:=[.B78]/(1024*1024)" office:value-type="float" office:value="6.83254909515381" calcext:value-type="float">
            <text:p>6.8325490952</text:p>
          </table:table-cell>
        </table:table-row>
        <table:table-row table:style-name="ro1">
          <table:table-cell office:value-type="string" calcext:value-type="string">
            <text:p>2015-03-12</text:p>
          </table:table-cell>
          <table:table-cell office:value-type="float" office:value="7180865" calcext:value-type="float">
            <text:p>7180865</text:p>
          </table:table-cell>
          <table:table-cell table:formula="of:=[.B79]/(1024*1024)" office:value-type="float" office:value="6.84820652008057" calcext:value-type="float">
            <text:p>6.8482065201</text:p>
          </table:table-cell>
        </table:table-row>
        <table:table-row table:style-name="ro1">
          <table:table-cell office:value-type="string" calcext:value-type="string">
            <text:p>2015-03-13</text:p>
          </table:table-cell>
          <table:table-cell office:value-type="float" office:value="7179386" calcext:value-type="float">
            <text:p>7179386</text:p>
          </table:table-cell>
          <table:table-cell table:formula="of:=[.B80]/(1024*1024)" office:value-type="float" office:value="6.8467960357666" calcext:value-type="float">
            <text:p>6.8467960358</text:p>
          </table:table-cell>
        </table:table-row>
        <table:table-row table:style-name="ro1">
          <table:table-cell office:value-type="string" calcext:value-type="string">
            <text:p>2015-03-14</text:p>
          </table:table-cell>
          <table:table-cell office:value-type="float" office:value="7181456" calcext:value-type="float">
            <text:p>7181456</text:p>
          </table:table-cell>
          <table:table-cell table:formula="of:=[.B81]/(1024*1024)" office:value-type="float" office:value="6.84877014160156" calcext:value-type="float">
            <text:p>6.8487701416</text:p>
          </table:table-cell>
        </table:table-row>
        <table:table-row table:style-name="ro1">
          <table:table-cell office:value-type="string" calcext:value-type="string">
            <text:p>2015-03-15</text:p>
          </table:table-cell>
          <table:table-cell office:value-type="float" office:value="7183990" calcext:value-type="float">
            <text:p>7183990</text:p>
          </table:table-cell>
          <table:table-cell table:formula="of:=[.B82]/(1024*1024)" office:value-type="float" office:value="6.85118675231934" calcext:value-type="float">
            <text:p>6.8511867523</text:p>
          </table:table-cell>
        </table:table-row>
        <table:table-row table:style-name="ro1">
          <table:table-cell office:value-type="string" calcext:value-type="string">
            <text:p>2015-03-16</text:p>
          </table:table-cell>
          <table:table-cell office:value-type="float" office:value="7184564" calcext:value-type="float">
            <text:p>7184564</text:p>
          </table:table-cell>
          <table:table-cell table:formula="of:=[.B83]/(1024*1024)" office:value-type="float" office:value="6.85173416137695" calcext:value-type="float">
            <text:p>6.8517341614</text:p>
          </table:table-cell>
        </table:table-row>
        <table:table-row table:style-name="ro1">
          <table:table-cell office:value-type="string" calcext:value-type="string">
            <text:p>2015-03-17</text:p>
          </table:table-cell>
          <table:table-cell office:value-type="float" office:value="7182606" calcext:value-type="float">
            <text:p>7182606</text:p>
          </table:table-cell>
          <table:table-cell table:formula="of:=[.B84]/(1024*1024)" office:value-type="float" office:value="6.84986686706543" calcext:value-type="float">
            <text:p>6.8498668671</text:p>
          </table:table-cell>
        </table:table-row>
        <table:table-row table:style-name="ro1">
          <table:table-cell office:value-type="string" calcext:value-type="string">
            <text:p>2015-03-18</text:p>
          </table:table-cell>
          <table:table-cell office:value-type="float" office:value="7183606" calcext:value-type="float">
            <text:p>7183606</text:p>
          </table:table-cell>
          <table:table-cell table:formula="of:=[.B85]/(1024*1024)" office:value-type="float" office:value="6.85082054138184" calcext:value-type="float">
            <text:p>6.8508205414</text:p>
          </table:table-cell>
        </table:table-row>
        <table:table-row table:style-name="ro1">
          <table:table-cell office:value-type="string" calcext:value-type="string">
            <text:p>2015-03-19</text:p>
          </table:table-cell>
          <table:table-cell office:value-type="float" office:value="7183714" calcext:value-type="float">
            <text:p>7183714</text:p>
          </table:table-cell>
          <table:table-cell table:formula="of:=[.B86]/(1024*1024)" office:value-type="float" office:value="6.85092353820801" calcext:value-type="float">
            <text:p>6.8509235382</text:p>
          </table:table-cell>
        </table:table-row>
        <table:table-row table:style-name="ro1">
          <table:table-cell office:value-type="string" calcext:value-type="string">
            <text:p>2015-03-20</text:p>
          </table:table-cell>
          <table:table-cell office:value-type="float" office:value="7184882" calcext:value-type="float">
            <text:p>7184882</text:p>
          </table:table-cell>
          <table:table-cell table:formula="of:=[.B87]/(1024*1024)" office:value-type="float" office:value="6.85203742980957" calcext:value-type="float">
            <text:p>6.8520374298</text:p>
          </table:table-cell>
        </table:table-row>
        <table:table-row table:style-name="ro1">
          <table:table-cell office:value-type="string" calcext:value-type="string">
            <text:p>2015-03-21</text:p>
          </table:table-cell>
          <table:table-cell office:value-type="float" office:value="7184923" calcext:value-type="float">
            <text:p>7184923</text:p>
          </table:table-cell>
          <table:table-cell table:formula="of:=[.B88]/(1024*1024)" office:value-type="float" office:value="6.85207653045654" calcext:value-type="float">
            <text:p>6.8520765305</text:p>
          </table:table-cell>
        </table:table-row>
        <table:table-row table:style-name="ro1">
          <table:table-cell office:value-type="string" calcext:value-type="string">
            <text:p>2015-03-22</text:p>
          </table:table-cell>
          <table:table-cell office:value-type="float" office:value="7185001" calcext:value-type="float">
            <text:p>7185001</text:p>
          </table:table-cell>
          <table:table-cell table:formula="of:=[.B89]/(1024*1024)" office:value-type="float" office:value="6.85215091705322" calcext:value-type="float">
            <text:p>6.8521509171</text:p>
          </table:table-cell>
        </table:table-row>
        <table:table-row table:style-name="ro1">
          <table:table-cell office:value-type="string" calcext:value-type="string">
            <text:p>2015-03-23</text:p>
          </table:table-cell>
          <table:table-cell office:value-type="float" office:value="7186249" calcext:value-type="float">
            <text:p>7186249</text:p>
          </table:table-cell>
          <table:table-cell table:formula="of:=[.B90]/(1024*1024)" office:value-type="float" office:value="6.8533411026001" calcext:value-type="float">
            <text:p>6.8533411026</text:p>
          </table:table-cell>
        </table:table-row>
        <table:table-row table:style-name="ro1">
          <table:table-cell office:value-type="string" calcext:value-type="string">
            <text:p>2015-03-24</text:p>
          </table:table-cell>
          <table:table-cell office:value-type="float" office:value="7185820" calcext:value-type="float">
            <text:p>7185820</text:p>
          </table:table-cell>
          <table:table-cell table:formula="of:=[.B91]/(1024*1024)" office:value-type="float" office:value="6.85293197631836" calcext:value-type="float">
            <text:p>6.8529319763</text:p>
          </table:table-cell>
        </table:table-row>
        <table:table-row table:style-name="ro1">
          <table:table-cell office:value-type="string" calcext:value-type="string">
            <text:p>2015-03-25</text:p>
          </table:table-cell>
          <table:table-cell office:value-type="float" office:value="7184803" calcext:value-type="float">
            <text:p>7184803</text:p>
          </table:table-cell>
          <table:table-cell table:formula="of:=[.B92]/(1024*1024)" office:value-type="float" office:value="6.85196208953857" calcext:value-type="float">
            <text:p>6.8519620895</text:p>
          </table:table-cell>
        </table:table-row>
        <table:table-row table:style-name="ro1">
          <table:table-cell office:value-type="string" calcext:value-type="string">
            <text:p>2015-03-26</text:p>
          </table:table-cell>
          <table:table-cell office:value-type="float" office:value="7184794" calcext:value-type="float">
            <text:p>7184794</text:p>
          </table:table-cell>
          <table:table-cell table:formula="of:=[.B93]/(1024*1024)" office:value-type="float" office:value="6.85195350646973" calcext:value-type="float">
            <text:p>6.8519535065</text:p>
          </table:table-cell>
        </table:table-row>
        <table:table-row table:style-name="ro1">
          <table:table-cell office:value-type="string" calcext:value-type="string">
            <text:p>2015-03-27</text:p>
          </table:table-cell>
          <table:table-cell office:value-type="float" office:value="7184794" calcext:value-type="float">
            <text:p>7184794</text:p>
          </table:table-cell>
          <table:table-cell table:formula="of:=[.B94]/(1024*1024)" office:value-type="float" office:value="6.85195350646973" calcext:value-type="float">
            <text:p>6.8519535065</text:p>
          </table:table-cell>
        </table:table-row>
        <table:table-row table:style-name="ro1">
          <table:table-cell office:value-type="string" calcext:value-type="string">
            <text:p>2015-03-28</text:p>
          </table:table-cell>
          <table:table-cell office:value-type="float" office:value="6865513" calcext:value-type="float">
            <text:p>6865513</text:p>
          </table:table-cell>
          <table:table-cell table:formula="of:=[.B95]/(1024*1024)" office:value-type="float" office:value="6.54746341705322" calcext:value-type="float">
            <text:p>6.5474634171</text:p>
          </table:table-cell>
        </table:table-row>
        <table:table-row table:style-name="ro1">
          <table:table-cell office:value-type="string" calcext:value-type="string">
            <text:p>2015-03-29</text:p>
          </table:table-cell>
          <table:table-cell office:value-type="float" office:value="7199452" calcext:value-type="float">
            <text:p>7199452</text:p>
          </table:table-cell>
          <table:table-cell table:formula="of:=[.B96]/(1024*1024)" office:value-type="float" office:value="6.86593246459961" calcext:value-type="float">
            <text:p>6.8659324646</text:p>
          </table:table-cell>
        </table:table-row>
        <table:table-row table:style-name="ro1">
          <table:table-cell office:value-type="string" calcext:value-type="string">
            <text:p>2015-03-30</text:p>
          </table:table-cell>
          <table:table-cell office:value-type="float" office:value="7200711" calcext:value-type="float">
            <text:p>7200711</text:p>
          </table:table-cell>
          <table:table-cell table:formula="of:=[.B97]/(1024*1024)" office:value-type="float" office:value="6.86713314056397" calcext:value-type="float">
            <text:p>6.8671331406</text:p>
          </table:table-cell>
        </table:table-row>
        <table:table-row table:style-name="ro1">
          <table:table-cell office:value-type="string" calcext:value-type="string">
            <text:p>2015-03-31</text:p>
          </table:table-cell>
          <table:table-cell office:value-type="float" office:value="7148870" calcext:value-type="float">
            <text:p>7148870</text:p>
          </table:table-cell>
          <table:table-cell table:formula="of:=[.B98]/(1024*1024)" office:value-type="float" office:value="6.81769371032715" calcext:value-type="float">
            <text:p>6.8176937103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7252223" calcext:value-type="float">
            <text:p>7252223</text:p>
          </table:table-cell>
          <table:table-cell table:formula="of:=[.B99]/(1024*1024)" office:value-type="float" office:value="6.91625881195068" calcext:value-type="float">
            <text:p>6.916258812</text:p>
          </table:table-cell>
        </table:table-row>
        <table:table-row table:style-name="ro1">
          <table:table-cell office:value-type="string" calcext:value-type="string">
            <text:p>2015-04-02</text:p>
          </table:table-cell>
          <table:table-cell office:value-type="float" office:value="7252243" calcext:value-type="float">
            <text:p>7252243</text:p>
          </table:table-cell>
          <table:table-cell table:formula="of:=[.B100]/(1024*1024)" office:value-type="float" office:value="6.91627788543701" calcext:value-type="float">
            <text:p>6.9162778854</text:p>
          </table:table-cell>
        </table:table-row>
        <table:table-row table:style-name="ro1">
          <table:table-cell office:value-type="string" calcext:value-type="string">
            <text:p>2015-04-03</text:p>
          </table:table-cell>
          <table:table-cell office:value-type="float" office:value="7274237" calcext:value-type="float">
            <text:p>7274237</text:p>
          </table:table-cell>
          <table:table-cell table:formula="of:=[.B101]/(1024*1024)" office:value-type="float" office:value="6.93725299835205" calcext:value-type="float">
            <text:p>6.9372529984</text:p>
          </table:table-cell>
        </table:table-row>
        <table:table-row table:style-name="ro1">
          <table:table-cell office:value-type="string" calcext:value-type="string">
            <text:p>2015-04-04</text:p>
          </table:table-cell>
          <table:table-cell office:value-type="float" office:value="7274237" calcext:value-type="float">
            <text:p>7274237</text:p>
          </table:table-cell>
          <table:table-cell table:formula="of:=[.B102]/(1024*1024)" office:value-type="float" office:value="6.93725299835205" calcext:value-type="float">
            <text:p>6.9372529984</text:p>
          </table:table-cell>
        </table:table-row>
        <table:table-row table:style-name="ro1">
          <table:table-cell office:value-type="string" calcext:value-type="string">
            <text:p>2015-04-05</text:p>
          </table:table-cell>
          <table:table-cell office:value-type="float" office:value="7274326" calcext:value-type="float">
            <text:p>7274326</text:p>
          </table:table-cell>
          <table:table-cell table:formula="of:=[.B103]/(1024*1024)" office:value-type="float" office:value="6.93733787536621" calcext:value-type="float">
            <text:p>6.9373378754</text:p>
          </table:table-cell>
        </table:table-row>
        <table:table-row table:style-name="ro1">
          <table:table-cell office:value-type="string" calcext:value-type="string">
            <text:p>2015-04-06</text:p>
          </table:table-cell>
          <table:table-cell office:value-type="float" office:value="7274476" calcext:value-type="float">
            <text:p>7274476</text:p>
          </table:table-cell>
          <table:table-cell table:formula="of:=[.B104]/(1024*1024)" office:value-type="float" office:value="6.93748092651367" calcext:value-type="float">
            <text:p>6.9374809265</text:p>
          </table:table-cell>
        </table:table-row>
        <table:table-row table:style-name="ro1">
          <table:table-cell office:value-type="string" calcext:value-type="string">
            <text:p>2015-04-07</text:p>
          </table:table-cell>
          <table:table-cell office:value-type="float" office:value="7276197" calcext:value-type="float">
            <text:p>7276197</text:p>
          </table:table-cell>
          <table:table-cell table:formula="of:=[.B105]/(1024*1024)" office:value-type="float" office:value="6.93912220001221" calcext:value-type="float">
            <text:p>6.9391222</text:p>
          </table:table-cell>
        </table:table-row>
        <table:table-row table:style-name="ro1">
          <table:table-cell office:value-type="string" calcext:value-type="string">
            <text:p>2015-04-08</text:p>
          </table:table-cell>
          <table:table-cell office:value-type="float" office:value="7285327" calcext:value-type="float">
            <text:p>7285327</text:p>
          </table:table-cell>
          <table:table-cell table:formula="of:=[.B106]/(1024*1024)" office:value-type="float" office:value="6.947829246521" calcext:value-type="float">
            <text:p>6.9478292465</text:p>
          </table:table-cell>
        </table:table-row>
        <table:table-row table:style-name="ro1">
          <table:table-cell office:value-type="string" calcext:value-type="string">
            <text:p>2015-04-09</text:p>
          </table:table-cell>
          <table:table-cell office:value-type="float" office:value="7287718" calcext:value-type="float">
            <text:p>7287718</text:p>
          </table:table-cell>
          <table:table-cell table:formula="of:=[.B107]/(1024*1024)" office:value-type="float" office:value="6.95010948181152" calcext:value-type="float">
            <text:p>6.9501094818</text:p>
          </table:table-cell>
        </table:table-row>
        <table:table-row table:style-name="ro1">
          <table:table-cell office:value-type="string" calcext:value-type="string">
            <text:p>2015-04-10</text:p>
          </table:table-cell>
          <table:table-cell office:value-type="float" office:value="7308211" calcext:value-type="float">
            <text:p>7308211</text:p>
          </table:table-cell>
          <table:table-cell table:formula="of:=[.B108]/(1024*1024)" office:value-type="float" office:value="6.96965312957764" calcext:value-type="float">
            <text:p>6.9696531296</text:p>
          </table:table-cell>
        </table:table-row>
        <table:table-row table:style-name="ro1">
          <table:table-cell office:value-type="string" calcext:value-type="string">
            <text:p>2015-04-11</text:p>
          </table:table-cell>
          <table:table-cell office:value-type="float" office:value="7308301" calcext:value-type="float">
            <text:p>7308301</text:p>
          </table:table-cell>
          <table:table-cell table:formula="of:=[.B109]/(1024*1024)" office:value-type="float" office:value="6.96973896026611" calcext:value-type="float">
            <text:p>6.9697389603</text:p>
          </table:table-cell>
        </table:table-row>
        <table:table-row table:style-name="ro1">
          <table:table-cell office:value-type="string" calcext:value-type="string">
            <text:p>2015-04-12</text:p>
          </table:table-cell>
          <table:table-cell office:value-type="float" office:value="7308085" calcext:value-type="float">
            <text:p>7308085</text:p>
          </table:table-cell>
          <table:table-cell table:formula="of:=[.B110]/(1024*1024)" office:value-type="float" office:value="6.96953296661377" calcext:value-type="float">
            <text:p>6.9695329666</text:p>
          </table:table-cell>
        </table:table-row>
        <table:table-row table:style-name="ro1">
          <table:table-cell office:value-type="string" calcext:value-type="string">
            <text:p>2015-04-13</text:p>
          </table:table-cell>
          <table:table-cell office:value-type="float" office:value="7308085" calcext:value-type="float">
            <text:p>7308085</text:p>
          </table:table-cell>
          <table:table-cell table:formula="of:=[.B111]/(1024*1024)" office:value-type="float" office:value="6.96953296661377" calcext:value-type="float">
            <text:p>6.9695329666</text:p>
          </table:table-cell>
        </table:table-row>
        <table:table-row table:style-name="ro1">
          <table:table-cell office:value-type="string" calcext:value-type="string">
            <text:p>2015-04-14</text:p>
          </table:table-cell>
          <table:table-cell office:value-type="float" office:value="7308955" calcext:value-type="float">
            <text:p>7308955</text:p>
          </table:table-cell>
          <table:table-cell table:formula="of:=[.B112]/(1024*1024)" office:value-type="float" office:value="6.97036266326904" calcext:value-type="float">
            <text:p>6.9703626633</text:p>
          </table:table-cell>
        </table:table-row>
        <table:table-row table:style-name="ro1">
          <table:table-cell office:value-type="string" calcext:value-type="string">
            <text:p>2015-04-15</text:p>
          </table:table-cell>
          <table:table-cell office:value-type="float" office:value="7310203" calcext:value-type="float">
            <text:p>7310203</text:p>
          </table:table-cell>
          <table:table-cell table:formula="of:=[.B113]/(1024*1024)" office:value-type="float" office:value="6.97155284881592" calcext:value-type="float">
            <text:p>6.9715528488</text:p>
          </table:table-cell>
        </table:table-row>
        <table:table-row table:style-name="ro1">
          <table:table-cell office:value-type="string" calcext:value-type="string">
            <text:p>2015-04-16</text:p>
          </table:table-cell>
          <table:table-cell office:value-type="float" office:value="7331432" calcext:value-type="float">
            <text:p>7331432</text:p>
          </table:table-cell>
          <table:table-cell table:formula="of:=[.B114]/(1024*1024)" office:value-type="float" office:value="6.99179840087891" calcext:value-type="float">
            <text:p>6.9917984009</text:p>
          </table:table-cell>
        </table:table-row>
        <table:table-row table:style-name="ro1">
          <table:table-cell office:value-type="string" calcext:value-type="string">
            <text:p>2015-04-17</text:p>
          </table:table-cell>
          <table:table-cell office:value-type="float" office:value="7334470" calcext:value-type="float">
            <text:p>7334470</text:p>
          </table:table-cell>
          <table:table-cell table:formula="of:=[.B115]/(1024*1024)" office:value-type="float" office:value="6.99469566345215" calcext:value-type="float">
            <text:p>6.9946956635</text:p>
          </table:table-cell>
        </table:table-row>
        <table:table-row table:style-name="ro1">
          <table:table-cell office:value-type="string" calcext:value-type="string">
            <text:p>2015-04-18</text:p>
          </table:table-cell>
          <table:table-cell office:value-type="float" office:value="7690414" calcext:value-type="float">
            <text:p>7690414</text:p>
          </table:table-cell>
          <table:table-cell table:formula="of:=[.B116]/(1024*1024)" office:value-type="float" office:value="7.33415031433106" calcext:value-type="float">
            <text:p>7.3341503143</text:p>
          </table:table-cell>
        </table:table-row>
        <table:table-row table:style-name="ro1">
          <table:table-cell office:value-type="string" calcext:value-type="string">
            <text:p>2015-04-19</text:p>
          </table:table-cell>
          <table:table-cell office:value-type="float" office:value="7688233" calcext:value-type="float">
            <text:p>7688233</text:p>
          </table:table-cell>
          <table:table-cell table:formula="of:=[.B117]/(1024*1024)" office:value-type="float" office:value="7.33207035064697" calcext:value-type="float">
            <text:p>7.3320703506</text:p>
          </table:table-cell>
        </table:table-row>
        <table:table-row table:style-name="ro1">
          <table:table-cell office:value-type="string" calcext:value-type="string">
            <text:p>2015-04-20</text:p>
          </table:table-cell>
          <table:table-cell office:value-type="float" office:value="7688568" calcext:value-type="float">
            <text:p>7688568</text:p>
          </table:table-cell>
          <table:table-cell table:formula="of:=[.B118]/(1024*1024)" office:value-type="float" office:value="7.33238983154297" calcext:value-type="float">
            <text:p>7.3323898315</text:p>
          </table:table-cell>
        </table:table-row>
        <table:table-row table:style-name="ro1">
          <table:table-cell office:value-type="string" calcext:value-type="string">
            <text:p>2015-04-21</text:p>
          </table:table-cell>
          <table:table-cell office:value-type="float" office:value="7688784" calcext:value-type="float">
            <text:p>7688784</text:p>
          </table:table-cell>
          <table:table-cell table:formula="of:=[.B119]/(1024*1024)" office:value-type="float" office:value="7.33259582519531" calcext:value-type="float">
            <text:p>7.3325958252</text:p>
          </table:table-cell>
        </table:table-row>
        <table:table-row table:style-name="ro1">
          <table:table-cell office:value-type="string" calcext:value-type="string">
            <text:p>2015-04-22</text:p>
          </table:table-cell>
          <table:table-cell office:value-type="float" office:value="6875935" calcext:value-type="float">
            <text:p>6875935</text:p>
          </table:table-cell>
          <table:table-cell table:formula="of:=[.B120]/(1024*1024)" office:value-type="float" office:value="6.55740261077881" calcext:value-type="float">
            <text:p>6.5574026108</text:p>
          </table:table-cell>
        </table:table-row>
        <table:table-row table:style-name="ro1">
          <table:table-cell office:value-type="string" calcext:value-type="string">
            <text:p>2015-04-23</text:p>
          </table:table-cell>
          <table:table-cell office:value-type="float" office:value="6876008" calcext:value-type="float">
            <text:p>6876008</text:p>
          </table:table-cell>
          <table:table-cell table:formula="of:=[.B121]/(1024*1024)" office:value-type="float" office:value="6.55747222900391" calcext:value-type="float">
            <text:p>6.557472229</text:p>
          </table:table-cell>
        </table:table-row>
        <table:table-row table:style-name="ro1">
          <table:table-cell office:value-type="string" calcext:value-type="string">
            <text:p>2015-04-24</text:p>
          </table:table-cell>
          <table:table-cell office:value-type="float" office:value="6894394" calcext:value-type="float">
            <text:p>6894394</text:p>
          </table:table-cell>
          <table:table-cell table:formula="of:=[.B122]/(1024*1024)" office:value-type="float" office:value="6.57500648498535" calcext:value-type="float">
            <text:p>6.575006485</text:p>
          </table:table-cell>
        </table:table-row>
        <table:table-row table:style-name="ro1">
          <table:table-cell office:value-type="string" calcext:value-type="string">
            <text:p>2015-04-25</text:p>
          </table:table-cell>
          <table:table-cell office:value-type="float" office:value="6894394" calcext:value-type="float">
            <text:p>6894394</text:p>
          </table:table-cell>
          <table:table-cell table:formula="of:=[.B123]/(1024*1024)" office:value-type="float" office:value="6.57500648498535" calcext:value-type="float">
            <text:p>6.575006485</text:p>
          </table:table-cell>
        </table:table-row>
        <table:table-row table:style-name="ro1">
          <table:table-cell office:value-type="string" calcext:value-type="string">
            <text:p>2015-04-26</text:p>
          </table:table-cell>
          <table:table-cell office:value-type="float" office:value="6894797" calcext:value-type="float">
            <text:p>6894797</text:p>
          </table:table-cell>
          <table:table-cell table:formula="of:=[.B124]/(1024*1024)" office:value-type="float" office:value="6.57539081573486" calcext:value-type="float">
            <text:p>6.5753908157</text:p>
          </table:table-cell>
        </table:table-row>
        <table:table-row table:style-name="ro1">
          <table:table-cell office:value-type="string" calcext:value-type="string">
            <text:p>2015-04-27</text:p>
          </table:table-cell>
          <table:table-cell office:value-type="float" office:value="6877907" calcext:value-type="float">
            <text:p>6877907</text:p>
          </table:table-cell>
          <table:table-cell table:formula="of:=[.B125]/(1024*1024)" office:value-type="float" office:value="6.55928325653076" calcext:value-type="float">
            <text:p>6.5592832565</text:p>
          </table:table-cell>
        </table:table-row>
        <table:table-row table:style-name="ro1">
          <table:table-cell office:value-type="string" calcext:value-type="string">
            <text:p>2015-04-28</text:p>
          </table:table-cell>
          <table:table-cell office:value-type="float" office:value="6877907" calcext:value-type="float">
            <text:p>6877907</text:p>
          </table:table-cell>
          <table:table-cell table:formula="of:=[.B126]/(1024*1024)" office:value-type="float" office:value="6.55928325653076" calcext:value-type="float">
            <text:p>6.5592832565</text:p>
          </table:table-cell>
        </table:table-row>
        <table:table-row table:style-name="ro1">
          <table:table-cell office:value-type="string" calcext:value-type="string">
            <text:p>2015-04-29</text:p>
          </table:table-cell>
          <table:table-cell office:value-type="float" office:value="6878282" calcext:value-type="float">
            <text:p>6878282</text:p>
          </table:table-cell>
          <table:table-cell table:formula="of:=[.B127]/(1024*1024)" office:value-type="float" office:value="6.55964088439941" calcext:value-type="float">
            <text:p>6.5596408844</text:p>
          </table:table-cell>
        </table:table-row>
        <table:table-row table:style-name="ro1">
          <table:table-cell office:value-type="string" calcext:value-type="string">
            <text:p>2015-04-30</text:p>
          </table:table-cell>
          <table:table-cell office:value-type="float" office:value="6878337" calcext:value-type="float">
            <text:p>6878337</text:p>
          </table:table-cell>
          <table:table-cell table:formula="of:=[.B128]/(1024*1024)" office:value-type="float" office:value="6.55969333648682" calcext:value-type="float">
            <text:p>6.5596933365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office:value-type="float" office:value="6886684" calcext:value-type="float">
            <text:p>6886684</text:p>
          </table:table-cell>
          <table:table-cell table:formula="of:=[.B129]/(1024*1024)" office:value-type="float" office:value="6.56765365600586" calcext:value-type="float">
            <text:p>6.567653656</text:p>
          </table:table-cell>
        </table:table-row>
        <table:table-row table:style-name="ro1">
          <table:table-cell office:value-type="string" calcext:value-type="string">
            <text:p>2015-05-02</text:p>
          </table:table-cell>
          <table:table-cell office:value-type="float" office:value="6886903" calcext:value-type="float">
            <text:p>6886903</text:p>
          </table:table-cell>
          <table:table-cell table:formula="of:=[.B130]/(1024*1024)" office:value-type="float" office:value="6.56786251068115" calcext:value-type="float">
            <text:p>6.5678625107</text:p>
          </table:table-cell>
        </table:table-row>
        <table:table-row table:style-name="ro1">
          <table:table-cell office:value-type="string" calcext:value-type="string">
            <text:p>2015-05-03</text:p>
          </table:table-cell>
          <table:table-cell office:value-type="float" office:value="6887375" calcext:value-type="float">
            <text:p>6887375</text:p>
          </table:table-cell>
          <table:table-cell table:formula="of:=[.B131]/(1024*1024)" office:value-type="float" office:value="6.5683126449585" calcext:value-type="float">
            <text:p>6.568312645</text:p>
          </table:table-cell>
        </table:table-row>
        <table:table-row table:style-name="ro1">
          <table:table-cell office:value-type="string" calcext:value-type="string">
            <text:p>2015-05-04</text:p>
          </table:table-cell>
          <table:table-cell office:value-type="float" office:value="6898454" calcext:value-type="float">
            <text:p>6898454</text:p>
          </table:table-cell>
          <table:table-cell table:formula="of:=[.B132]/(1024*1024)" office:value-type="float" office:value="6.57887840270996" calcext:value-type="float">
            <text:p>6.5788784027</text:p>
          </table:table-cell>
        </table:table-row>
        <table:table-row table:style-name="ro1">
          <table:table-cell office:value-type="string" calcext:value-type="string">
            <text:p>2015-05-05</text:p>
          </table:table-cell>
          <table:table-cell office:value-type="float" office:value="6898724" calcext:value-type="float">
            <text:p>6898724</text:p>
          </table:table-cell>
          <table:table-cell table:formula="of:=[.B133]/(1024*1024)" office:value-type="float" office:value="6.57913589477539" calcext:value-type="float">
            <text:p>6.5791358948</text:p>
          </table:table-cell>
        </table:table-row>
        <table:table-row table:style-name="ro1">
          <table:table-cell office:value-type="string" calcext:value-type="string">
            <text:p>2015-05-06</text:p>
          </table:table-cell>
          <table:table-cell office:value-type="float" office:value="6899271" calcext:value-type="float">
            <text:p>6899271</text:p>
          </table:table-cell>
          <table:table-cell table:formula="of:=[.B134]/(1024*1024)" office:value-type="float" office:value="6.57965755462647" calcext:value-type="float">
            <text:p>6.5796575546</text:p>
          </table:table-cell>
        </table:table-row>
        <table:table-row table:style-name="ro1">
          <table:table-cell office:value-type="string" calcext:value-type="string">
            <text:p>2015-05-07</text:p>
          </table:table-cell>
          <table:table-cell office:value-type="float" office:value="6901142" calcext:value-type="float">
            <text:p>6901142</text:p>
          </table:table-cell>
          <table:table-cell table:formula="of:=[.B135]/(1024*1024)" office:value-type="float" office:value="6.58144187927246" calcext:value-type="float">
            <text:p>6.5814418793</text:p>
          </table:table-cell>
        </table:table-row>
        <table:table-row table:style-name="ro1">
          <table:table-cell office:value-type="string" calcext:value-type="string">
            <text:p>2015-05-08</text:p>
          </table:table-cell>
          <table:table-cell office:value-type="float" office:value="6901633" calcext:value-type="float">
            <text:p>6901633</text:p>
          </table:table-cell>
          <table:table-cell table:formula="of:=[.B136]/(1024*1024)" office:value-type="float" office:value="6.58191013336182" calcext:value-type="float">
            <text:p>6.5819101334</text:p>
          </table:table-cell>
        </table:table-row>
        <table:table-row table:style-name="ro1">
          <table:table-cell office:value-type="string" calcext:value-type="string">
            <text:p>2015-05-09</text:p>
          </table:table-cell>
          <table:table-cell office:value-type="float" office:value="6905835" calcext:value-type="float">
            <text:p>6905835</text:p>
          </table:table-cell>
          <table:table-cell table:formula="of:=[.B137]/(1024*1024)" office:value-type="float" office:value="6.58591747283936" calcext:value-type="float">
            <text:p>6.5859174728</text:p>
          </table:table-cell>
        </table:table-row>
        <table:table-row table:style-name="ro1">
          <table:table-cell office:value-type="string" calcext:value-type="string">
            <text:p>2015-05-10</text:p>
          </table:table-cell>
          <table:table-cell office:value-type="float" office:value="6903013" calcext:value-type="float">
            <text:p>6903013</text:p>
          </table:table-cell>
          <table:table-cell table:formula="of:=[.B138]/(1024*1024)" office:value-type="float" office:value="6.58322620391846" calcext:value-type="float">
            <text:p>6.5832262039</text:p>
          </table:table-cell>
        </table:table-row>
        <table:table-row table:style-name="ro1">
          <table:table-cell office:value-type="string" calcext:value-type="string">
            <text:p>2015-05-11</text:p>
          </table:table-cell>
          <table:table-cell office:value-type="float" office:value="6903169" calcext:value-type="float">
            <text:p>6903169</text:p>
          </table:table-cell>
          <table:table-cell table:formula="of:=[.B139]/(1024*1024)" office:value-type="float" office:value="6.58337497711182" calcext:value-type="float">
            <text:p>6.5833749771</text:p>
          </table:table-cell>
        </table:table-row>
        <table:table-row table:style-name="ro1">
          <table:table-cell office:value-type="string" calcext:value-type="string">
            <text:p>2015-05-12</text:p>
          </table:table-cell>
          <table:table-cell office:value-type="float" office:value="6903265" calcext:value-type="float">
            <text:p>6903265</text:p>
          </table:table-cell>
          <table:table-cell table:formula="of:=[.B140]/(1024*1024)" office:value-type="float" office:value="6.58346652984619" calcext:value-type="float">
            <text:p>6.5834665298</text:p>
          </table:table-cell>
        </table:table-row>
        <table:table-row table:style-name="ro1">
          <table:table-cell office:value-type="string" calcext:value-type="string">
            <text:p>2015-05-13</text:p>
          </table:table-cell>
          <table:table-cell office:value-type="float" office:value="6903265" calcext:value-type="float">
            <text:p>6903265</text:p>
          </table:table-cell>
          <table:table-cell table:formula="of:=[.B141]/(1024*1024)" office:value-type="float" office:value="6.58346652984619" calcext:value-type="float">
            <text:p>6.5834665298</text:p>
          </table:table-cell>
        </table:table-row>
        <table:table-row table:style-name="ro1">
          <table:table-cell office:value-type="string" calcext:value-type="string">
            <text:p>2015-05-14</text:p>
          </table:table-cell>
          <table:table-cell office:value-type="float" office:value="6904740" calcext:value-type="float">
            <text:p>6904740</text:p>
          </table:table-cell>
          <table:table-cell table:formula="of:=[.B142]/(1024*1024)" office:value-type="float" office:value="6.58487319946289" calcext:value-type="float">
            <text:p>6.5848731995</text:p>
          </table:table-cell>
        </table:table-row>
        <table:table-row table:style-name="ro1">
          <table:table-cell office:value-type="string" calcext:value-type="string">
            <text:p>2015-05-15</text:p>
          </table:table-cell>
          <table:table-cell office:value-type="float" office:value="6677594" calcext:value-type="float">
            <text:p>6677594</text:p>
          </table:table-cell>
          <table:table-cell table:formula="of:=[.B143]/(1024*1024)" office:value-type="float" office:value="6.36824989318848" calcext:value-type="float">
            <text:p>6.3682498932</text:p>
          </table:table-cell>
        </table:table-row>
        <table:table-row table:style-name="ro1">
          <table:table-cell office:value-type="string" calcext:value-type="string">
            <text:p>2015-05-16</text:p>
          </table:table-cell>
          <table:table-cell office:value-type="float" office:value="6678716" calcext:value-type="float">
            <text:p>6678716</text:p>
          </table:table-cell>
          <table:table-cell table:formula="of:=[.B144]/(1024*1024)" office:value-type="float" office:value="6.36931991577148" calcext:value-type="float">
            <text:p>6.3693199158</text:p>
          </table:table-cell>
        </table:table-row>
        <table:table-row table:style-name="ro1">
          <table:table-cell office:value-type="string" calcext:value-type="string">
            <text:p>2015-05-17</text:p>
          </table:table-cell>
          <table:table-cell office:value-type="float" office:value="6681777" calcext:value-type="float">
            <text:p>6681777</text:p>
          </table:table-cell>
          <table:table-cell table:formula="of:=[.B145]/(1024*1024)" office:value-type="float" office:value="6.372239112854" calcext:value-type="float">
            <text:p>6.3722391129</text:p>
          </table:table-cell>
        </table:table-row>
        <table:table-row table:style-name="ro1">
          <table:table-cell office:value-type="string" calcext:value-type="string">
            <text:p>2015-05-18</text:p>
          </table:table-cell>
          <table:table-cell office:value-type="float" office:value="6682693" calcext:value-type="float">
            <text:p>6682693</text:p>
          </table:table-cell>
          <table:table-cell table:formula="of:=[.B146]/(1024*1024)" office:value-type="float" office:value="6.37311267852783" calcext:value-type="float">
            <text:p>6.3731126785</text:p>
          </table:table-cell>
        </table:table-row>
        <table:table-row table:style-name="ro1">
          <table:table-cell office:value-type="string" calcext:value-type="string">
            <text:p>2015-05-19</text:p>
          </table:table-cell>
          <table:table-cell office:value-type="float" office:value="6683603" calcext:value-type="float">
            <text:p>6683603</text:p>
          </table:table-cell>
          <table:table-cell table:formula="of:=[.B147]/(1024*1024)" office:value-type="float" office:value="6.37398052215576" calcext:value-type="float">
            <text:p>6.3739805222</text:p>
          </table:table-cell>
        </table:table-row>
        <table:table-row table:style-name="ro1">
          <table:table-cell office:value-type="string" calcext:value-type="string">
            <text:p>2015-05-20</text:p>
          </table:table-cell>
          <table:table-cell office:value-type="float" office:value="6684364" calcext:value-type="float">
            <text:p>6684364</text:p>
          </table:table-cell>
          <table:table-cell table:formula="of:=[.B148]/(1024*1024)" office:value-type="float" office:value="6.37470626831055" calcext:value-type="float">
            <text:p>6.3747062683</text:p>
          </table:table-cell>
        </table:table-row>
        <table:table-row table:style-name="ro1">
          <table:table-cell office:value-type="string" calcext:value-type="string">
            <text:p>2015-05-21</text:p>
          </table:table-cell>
          <table:table-cell office:value-type="float" office:value="6682343" calcext:value-type="float">
            <text:p>6682343</text:p>
          </table:table-cell>
          <table:table-cell table:formula="of:=[.B149]/(1024*1024)" office:value-type="float" office:value="6.37277889251709" calcext:value-type="float">
            <text:p>6.3727788925</text:p>
          </table:table-cell>
        </table:table-row>
        <table:table-row table:style-name="ro1">
          <table:table-cell office:value-type="string" calcext:value-type="string">
            <text:p>2015-05-22</text:p>
          </table:table-cell>
          <table:table-cell office:value-type="float" office:value="6682579" calcext:value-type="float">
            <text:p>6682579</text:p>
          </table:table-cell>
          <table:table-cell table:formula="of:=[.B150]/(1024*1024)" office:value-type="float" office:value="6.37300395965576" calcext:value-type="float">
            <text:p>6.3730039597</text:p>
          </table:table-cell>
        </table:table-row>
        <table:table-row table:style-name="ro1">
          <table:table-cell office:value-type="string" calcext:value-type="string">
            <text:p>2015-05-23</text:p>
          </table:table-cell>
          <table:table-cell office:value-type="float" office:value="6683183" calcext:value-type="float">
            <text:p>6683183</text:p>
          </table:table-cell>
          <table:table-cell table:formula="of:=[.B151]/(1024*1024)" office:value-type="float" office:value="6.37357997894287" calcext:value-type="float">
            <text:p>6.3735799789</text:p>
          </table:table-cell>
        </table:table-row>
        <table:table-row table:style-name="ro1">
          <table:table-cell office:value-type="string" calcext:value-type="string">
            <text:p>2015-05-24</text:p>
          </table:table-cell>
          <table:table-cell office:value-type="float" office:value="6682682" calcext:value-type="float">
            <text:p>6682682</text:p>
          </table:table-cell>
          <table:table-cell table:formula="of:=[.B152]/(1024*1024)" office:value-type="float" office:value="6.37310218811035" calcext:value-type="float">
            <text:p>6.3731021881</text:p>
          </table:table-cell>
        </table:table-row>
        <table:table-row table:style-name="ro1">
          <table:table-cell office:value-type="string" calcext:value-type="string">
            <text:p>2015-05-25</text:p>
          </table:table-cell>
          <table:table-cell office:value-type="float" office:value="6682664" calcext:value-type="float">
            <text:p>6682664</text:p>
          </table:table-cell>
          <table:table-cell table:formula="of:=[.B153]/(1024*1024)" office:value-type="float" office:value="6.37308502197266" calcext:value-type="float">
            <text:p>6.373085022</text:p>
          </table:table-cell>
        </table:table-row>
        <table:table-row table:style-name="ro1">
          <table:table-cell office:value-type="string" calcext:value-type="string">
            <text:p>2015-05-26</text:p>
          </table:table-cell>
          <table:table-cell office:value-type="float" office:value="6679515" calcext:value-type="float">
            <text:p>6679515</text:p>
          </table:table-cell>
          <table:table-cell table:formula="of:=[.B154]/(1024*1024)" office:value-type="float" office:value="6.37008190155029" calcext:value-type="float">
            <text:p>6.3700819016</text:p>
          </table:table-cell>
        </table:table-row>
        <table:table-row table:style-name="ro1">
          <table:table-cell office:value-type="string" calcext:value-type="string">
            <text:p>2015-05-27</text:p>
          </table:table-cell>
          <table:table-cell office:value-type="float" office:value="6680299" calcext:value-type="float">
            <text:p>6680299</text:p>
          </table:table-cell>
          <table:table-cell table:formula="of:=[.B155]/(1024*1024)" office:value-type="float" office:value="6.37082958221436" calcext:value-type="float">
            <text:p>6.3708295822</text:p>
          </table:table-cell>
        </table:table-row>
        <table:table-row table:style-name="ro1">
          <table:table-cell office:value-type="string" calcext:value-type="string">
            <text:p>2015-05-28</text:p>
          </table:table-cell>
          <table:table-cell office:value-type="float" office:value="6680408" calcext:value-type="float">
            <text:p>6680408</text:p>
          </table:table-cell>
          <table:table-cell table:formula="of:=[.B156]/(1024*1024)" office:value-type="float" office:value="6.37093353271484" calcext:value-type="float">
            <text:p>6.3709335327</text:p>
          </table:table-cell>
        </table:table-row>
        <table:table-row table:style-name="ro1">
          <table:table-cell office:value-type="string" calcext:value-type="string">
            <text:p>2015-05-29</text:p>
          </table:table-cell>
          <table:table-cell office:value-type="float" office:value="6680665" calcext:value-type="float">
            <text:p>6680665</text:p>
          </table:table-cell>
          <table:table-cell table:formula="of:=[.B157]/(1024*1024)" office:value-type="float" office:value="6.37117862701416" calcext:value-type="float">
            <text:p>6.371178627</text:p>
          </table:table-cell>
        </table:table-row>
        <table:table-row table:style-name="ro1">
          <table:table-cell office:value-type="string" calcext:value-type="string">
            <text:p>2015-05-30</text:p>
          </table:table-cell>
          <table:table-cell office:value-type="float" office:value="6684471" calcext:value-type="float">
            <text:p>6684471</text:p>
          </table:table-cell>
          <table:table-cell table:formula="of:=[.B158]/(1024*1024)" office:value-type="float" office:value="6.3748083114624" calcext:value-type="float">
            <text:p>6.3748083115</text:p>
          </table:table-cell>
        </table:table-row>
        <table:table-row table:style-name="ro1">
          <table:table-cell office:value-type="string" calcext:value-type="string">
            <text:p>2015-05-31</text:p>
          </table:table-cell>
          <table:table-cell office:value-type="float" office:value="7400290" calcext:value-type="float">
            <text:p>7400290</text:p>
          </table:table-cell>
          <table:table-cell table:formula="of:=[.B159]/(1024*1024)" office:value-type="float" office:value="7.05746650695801" calcext:value-type="float">
            <text:p>7.057466507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7392867" calcext:value-type="float">
            <text:p>7392867</text:p>
          </table:table-cell>
          <table:table-cell table:formula="of:=[.B160]/(1024*1024)" office:value-type="float" office:value="7.05038738250732" calcext:value-type="float">
            <text:p>7.0503873825</text:p>
          </table:table-cell>
        </table:table-row>
        <table:table-row table:style-name="ro1">
          <table:table-cell office:value-type="string" calcext:value-type="string">
            <text:p>2015-06-02</text:p>
          </table:table-cell>
          <table:table-cell office:value-type="float" office:value="7393240" calcext:value-type="float">
            <text:p>7393240</text:p>
          </table:table-cell>
          <table:table-cell table:formula="of:=[.B161]/(1024*1024)" office:value-type="float" office:value="7.05074310302734" calcext:value-type="float">
            <text:p>7.050743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1:01:05.778109957</dc:date>
    <meta:document-statistic meta:table-count="1" meta:cell-count="48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027cm" svg:height="19.822cm" xlink:href=".." xlink:type="simple" chart:class="chart:line" chart:style-name="ch1">
        <chart:legend chart:legend-position="end" svg:x="33.175cm" svg:y="9.612cm" style:legend-expansion="high" chart:style-name="ch2"/>
        <chart:plot-area chart:style-name="ch3" table:cell-range-address="Sheet1.A1:Sheet1.A161 Sheet1.C1:Sheet1.C161" chart:data-source-has-labels="column" svg:x="0.72cm" svg:y="0.396cm" svg:width="31.735cm" svg:height="19.03cm">
          <chartooo:coordinate-region svg:x="2.059cm" svg:y="0.595cm" svg:width="30.396cm" svg:height="17.103cm"/>
          <chart:axis chart:dimension="x" chart:name="primary-x" chart:style-name="ch4" chartooo:axis-type="auto">
            <chartooo:date-scale/>
            <chart:categories table:cell-range-address="Sheet1.A1:Sheet1.A1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61" chart:class="chart:line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014-12-21</text:p>
                <draw:g>
                  <svg:desc>Sheet1.A1:Sheet1.A161</svg:desc>
                </draw:g>
              </table:table-cell>
              <table:table-cell office:value-type="float" office:value="4.48031234741211">
                <text:p>4.48031234741211</text:p>
                <draw:g>
                  <svg:desc>Sheet1.C1:Sheet1.C161</svg:desc>
                </draw:g>
              </table:table-cell>
            </table:table-row>
            <table:table-row>
              <table:table-cell office:value-type="string">
                <text:p>2014-12-22</text:p>
              </table:table-cell>
              <table:table-cell office:value-type="float" office:value="4.68081951141357">
                <text:p>4.68081951141357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4.70212364196777">
                <text:p>4.70212364196777</text:p>
              </table:table-cell>
            </table:table-row>
            <table:table-row>
              <table:table-cell office:value-type="string">
                <text:p>2014-12-24</text:p>
              </table:table-cell>
              <table:table-cell office:value-type="float" office:value="4.70212364196777">
                <text:p>4.70212364196777</text:p>
              </table:table-cell>
            </table:table-row>
            <table:table-row>
              <table:table-cell office:value-type="string">
                <text:p>2014-12-26</text:p>
              </table:table-cell>
              <table:table-cell office:value-type="float" office:value="5.44439888000488">
                <text:p>5.44439888000488</text:p>
              </table:table-cell>
            </table:table-row>
            <table:table-row>
              <table:table-cell office:value-type="string">
                <text:p>2014-12-27</text:p>
              </table:table-cell>
              <table:table-cell office:value-type="float" office:value="5.47550773620606">
                <text:p>5.47550773620606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5.47550773620606">
                <text:p>5.47550773620606</text:p>
              </table:table-cell>
            </table:table-row>
            <table:table-row>
              <table:table-cell office:value-type="string">
                <text:p>2014-12-29</text:p>
              </table:table-cell>
              <table:table-cell office:value-type="float" office:value="5.52816486358643">
                <text:p>5.52816486358643</text:p>
              </table:table-cell>
            </table:table-row>
            <table:table-row>
              <table:table-cell office:value-type="string">
                <text:p>2014-12-30</text:p>
              </table:table-cell>
              <table:table-cell office:value-type="float" office:value="5.49542617797852">
                <text:p>5.49542617797852</text:p>
              </table:table-cell>
            </table:table-row>
            <table:table-row>
              <table:table-cell office:value-type="string">
                <text:p>2014-12-31</text:p>
              </table:table-cell>
              <table:table-cell office:value-type="float" office:value="6.09814643859863">
                <text:p>6.09814643859863</text:p>
              </table:table-cell>
            </table:table-row>
            <table:table-row>
              <table:table-cell office:value-type="string">
                <text:p>2015-01-01</text:p>
              </table:table-cell>
              <table:table-cell office:value-type="float" office:value="6.02645587921143">
                <text:p>6.02645587921143</text:p>
              </table:table-cell>
            </table:table-row>
            <table:table-row>
              <table:table-cell office:value-type="string">
                <text:p>2015-01-02</text:p>
              </table:table-cell>
              <table:table-cell office:value-type="float" office:value="3.21414470672607">
                <text:p>3.21414470672607</text:p>
              </table:table-cell>
            </table:table-row>
            <table:table-row>
              <table:table-cell office:value-type="string">
                <text:p>2015-01-04</text:p>
              </table:table-cell>
              <table:table-cell office:value-type="float" office:value="5.84732627868652">
                <text:p>5.84732627868652</text:p>
              </table:table-cell>
            </table:table-row>
            <table:table-row>
              <table:table-cell office:value-type="string">
                <text:p>2015-01-05</text:p>
              </table:table-cell>
              <table:table-cell office:value-type="float" office:value="4.5223445892334">
                <text:p>4.5223445892334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4.57063484191895">
                <text:p>4.57063484191895</text:p>
              </table:table-cell>
            </table:table-row>
            <table:table-row>
              <table:table-cell office:value-type="string">
                <text:p>2015-01-07</text:p>
              </table:table-cell>
              <table:table-cell office:value-type="float" office:value="4.59111976623535">
                <text:p>4.59111976623535</text:p>
              </table:table-cell>
            </table:table-row>
            <table:table-row>
              <table:table-cell office:value-type="string">
                <text:p>2015-01-08</text:p>
              </table:table-cell>
              <table:table-cell office:value-type="float" office:value="4.61539363861084">
                <text:p>4.61539363861084</text:p>
              </table:table-cell>
            </table:table-row>
            <table:table-row>
              <table:table-cell office:value-type="string">
                <text:p>2015-01-09</text:p>
              </table:table-cell>
              <table:table-cell office:value-type="float" office:value="4.68143272399902">
                <text:p>4.68143272399902</text:p>
              </table:table-cell>
            </table:table-row>
            <table:table-row>
              <table:table-cell office:value-type="string">
                <text:p>2015-01-10</text:p>
              </table:table-cell>
              <table:table-cell office:value-type="float" office:value="4.70023155212402">
                <text:p>4.70023155212402</text:p>
              </table:table-cell>
            </table:table-row>
            <table:table-row>
              <table:table-cell office:value-type="string">
                <text:p>2015-01-11</text:p>
              </table:table-cell>
              <table:table-cell office:value-type="float" office:value="4.71183109283447">
                <text:p>4.71183109283447</text:p>
              </table:table-cell>
            </table:table-row>
            <table:table-row>
              <table:table-cell office:value-type="string">
                <text:p>2015-01-12</text:p>
              </table:table-cell>
              <table:table-cell office:value-type="float" office:value="4.71603202819824">
                <text:p>4.71603202819824</text:p>
              </table:table-cell>
            </table:table-row>
            <table:table-row>
              <table:table-cell office:value-type="string">
                <text:p>2015-01-13</text:p>
              </table:table-cell>
              <table:table-cell office:value-type="float" office:value="4.71746063232422">
                <text:p>4.71746063232422</text:p>
              </table:table-cell>
            </table:table-row>
            <table:table-row>
              <table:table-cell office:value-type="string">
                <text:p>2015-01-14</text:p>
              </table:table-cell>
              <table:table-cell office:value-type="float" office:value="4.71952819824219">
                <text:p>4.71952819824219</text:p>
              </table:table-cell>
            </table:table-row>
            <table:table-row>
              <table:table-cell office:value-type="string">
                <text:p>2015-01-16</text:p>
              </table:table-cell>
              <table:table-cell office:value-type="float" office:value="4.72708320617676">
                <text:p>4.72708320617676</text:p>
              </table:table-cell>
            </table:table-row>
            <table:table-row>
              <table:table-cell office:value-type="string">
                <text:p>2015-01-17</text:p>
              </table:table-cell>
              <table:table-cell office:value-type="float" office:value="4.75514793395996">
                <text:p>4.75514793395996</text:p>
              </table:table-cell>
            </table:table-row>
            <table:table-row>
              <table:table-cell office:value-type="string">
                <text:p>2015-01-18</text:p>
              </table:table-cell>
              <table:table-cell office:value-type="float" office:value="4.76094150543213">
                <text:p>4.76094150543213</text:p>
              </table:table-cell>
            </table:table-row>
            <table:table-row>
              <table:table-cell office:value-type="string">
                <text:p>2015-01-19</text:p>
              </table:table-cell>
              <table:table-cell office:value-type="float" office:value="4.76277542114258">
                <text:p>4.76277542114258</text:p>
              </table:table-cell>
            </table:table-row>
            <table:table-row>
              <table:table-cell office:value-type="string">
                <text:p>2015-01-20</text:p>
              </table:table-cell>
              <table:table-cell office:value-type="float" office:value="5.52039241790772">
                <text:p>5.52039241790772</text:p>
              </table:table-cell>
            </table:table-row>
            <table:table-row>
              <table:table-cell office:value-type="string">
                <text:p>2015-01-21</text:p>
              </table:table-cell>
              <table:table-cell office:value-type="float" office:value="5.52876663208008">
                <text:p>5.52876663208008</text:p>
              </table:table-cell>
            </table:table-row>
            <table:table-row>
              <table:table-cell office:value-type="string">
                <text:p>2015-01-22</text:p>
              </table:table-cell>
              <table:table-cell office:value-type="float" office:value="5.53637886047363">
                <text:p>5.53637886047363</text:p>
              </table:table-cell>
            </table:table-row>
            <table:table-row>
              <table:table-cell office:value-type="string">
                <text:p>2015-01-23</text:p>
              </table:table-cell>
              <table:table-cell office:value-type="float" office:value="5.56287288665772">
                <text:p>5.56287288665772</text:p>
              </table:table-cell>
            </table:table-row>
            <table:table-row>
              <table:table-cell office:value-type="string">
                <text:p>2015-01-24</text:p>
              </table:table-cell>
              <table:table-cell office:value-type="float" office:value="5.57975387573242">
                <text:p>5.57975387573242</text:p>
              </table:table-cell>
            </table:table-row>
            <table:table-row>
              <table:table-cell office:value-type="string">
                <text:p>2015-01-25</text:p>
              </table:table-cell>
              <table:table-cell office:value-type="float" office:value="5.57976341247559">
                <text:p>5.57976341247559</text:p>
              </table:table-cell>
            </table:table-row>
            <table:table-row>
              <table:table-cell office:value-type="string">
                <text:p>2015-01-26</text:p>
              </table:table-cell>
              <table:table-cell office:value-type="float" office:value="5.58267784118652">
                <text:p>5.58267784118652</text:p>
              </table:table-cell>
            </table:table-row>
            <table:table-row>
              <table:table-cell office:value-type="string">
                <text:p>2015-01-27</text:p>
              </table:table-cell>
              <table:table-cell office:value-type="float" office:value="5.59016799926758">
                <text:p>5.59016799926758</text:p>
              </table:table-cell>
            </table:table-row>
            <table:table-row>
              <table:table-cell office:value-type="string">
                <text:p>2015-01-28</text:p>
              </table:table-cell>
              <table:table-cell office:value-type="float" office:value="5.78688144683838">
                <text:p>5.78688144683838</text:p>
              </table:table-cell>
            </table:table-row>
            <table:table-row>
              <table:table-cell office:value-type="string">
                <text:p>2015-01-29</text:p>
              </table:table-cell>
              <table:table-cell office:value-type="float" office:value="5.79582500457764">
                <text:p>5.79582500457764</text:p>
              </table:table-cell>
            </table:table-row>
            <table:table-row>
              <table:table-cell office:value-type="string">
                <text:p>2015-01-30</text:p>
              </table:table-cell>
              <table:table-cell office:value-type="float" office:value="5.80127334594727">
                <text:p>5.80127334594727</text:p>
              </table:table-cell>
            </table:table-row>
            <table:table-row>
              <table:table-cell office:value-type="string">
                <text:p>2015-01-31</text:p>
              </table:table-cell>
              <table:table-cell office:value-type="float" office:value="5.94325160980225">
                <text:p>5.94325160980225</text:p>
              </table:table-cell>
            </table:table-row>
            <table:table-row>
              <table:table-cell office:value-type="string">
                <text:p>2015-02-01</text:p>
              </table:table-cell>
              <table:table-cell office:value-type="float" office:value="6.09572410583496">
                <text:p>6.09572410583496</text:p>
              </table:table-cell>
            </table:table-row>
            <table:table-row>
              <table:table-cell office:value-type="string">
                <text:p>2015-02-02</text:p>
              </table:table-cell>
              <table:table-cell office:value-type="float" office:value="6.41256618499756">
                <text:p>6.41256618499756</text:p>
              </table:table-cell>
            </table:table-row>
            <table:table-row>
              <table:table-cell office:value-type="string">
                <text:p>2015-02-03</text:p>
              </table:table-cell>
              <table:table-cell office:value-type="float" office:value="6.42048263549805">
                <text:p>6.42048263549805</text:p>
              </table:table-cell>
            </table:table-row>
            <table:table-row>
              <table:table-cell office:value-type="string">
                <text:p>2015-02-04</text:p>
              </table:table-cell>
              <table:table-cell office:value-type="float" office:value="6.48115539550781">
                <text:p>6.48115539550781</text:p>
              </table:table-cell>
            </table:table-row>
            <table:table-row>
              <table:table-cell office:value-type="string">
                <text:p>2015-02-05</text:p>
              </table:table-cell>
              <table:table-cell office:value-type="float" office:value="6.48911285400391">
                <text:p>6.48911285400391</text:p>
              </table:table-cell>
            </table:table-row>
            <table:table-row>
              <table:table-cell office:value-type="string">
                <text:p>2015-02-06</text:p>
              </table:table-cell>
              <table:table-cell office:value-type="float" office:value="6.62685298919678">
                <text:p>6.62685298919678</text:p>
              </table:table-cell>
            </table:table-row>
            <table:table-row>
              <table:table-cell office:value-type="string">
                <text:p>2015-02-07</text:p>
              </table:table-cell>
              <table:table-cell office:value-type="float" office:value="6.52536582946777">
                <text:p>6.52536582946777</text:p>
              </table:table-cell>
            </table:table-row>
            <table:table-row>
              <table:table-cell office:value-type="string">
                <text:p>2015-02-08</text:p>
              </table:table-cell>
              <table:table-cell office:value-type="float" office:value="6.430983543396">
                <text:p>6.430983543396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6.51246166229248">
                <text:p>6.51246166229248</text:p>
              </table:table-cell>
            </table:table-row>
            <table:table-row>
              <table:table-cell office:value-type="string">
                <text:p>2015-02-10</text:p>
              </table:table-cell>
              <table:table-cell office:value-type="float" office:value="6.51413345336914">
                <text:p>6.51413345336914</text:p>
              </table:table-cell>
            </table:table-row>
            <table:table-row>
              <table:table-cell office:value-type="string">
                <text:p>2015-02-11</text:p>
              </table:table-cell>
              <table:table-cell office:value-type="float" office:value="6.52184677124023">
                <text:p>6.52184677124023</text:p>
              </table:table-cell>
            </table:table-row>
            <table:table-row>
              <table:table-cell office:value-type="string">
                <text:p>2015-02-12</text:p>
              </table:table-cell>
              <table:table-cell office:value-type="float" office:value="6.56062889099121">
                <text:p>6.56062889099121</text:p>
              </table:table-cell>
            </table:table-row>
            <table:table-row>
              <table:table-cell office:value-type="string">
                <text:p>2015-02-13</text:p>
              </table:table-cell>
              <table:table-cell office:value-type="float" office:value="6.33815860748291">
                <text:p>6.33815860748291</text:p>
              </table:table-cell>
            </table:table-row>
            <table:table-row>
              <table:table-cell office:value-type="string">
                <text:p>2015-02-14</text:p>
              </table:table-cell>
              <table:table-cell office:value-type="float" office:value="6.39499855041504">
                <text:p>6.39499855041504</text:p>
              </table:table-cell>
            </table:table-row>
            <table:table-row>
              <table:table-cell office:value-type="string">
                <text:p>2015-02-15</text:p>
              </table:table-cell>
              <table:table-cell office:value-type="float" office:value="6.39546203613281">
                <text:p>6.39546203613281</text:p>
              </table:table-cell>
            </table:table-row>
            <table:table-row>
              <table:table-cell office:value-type="string">
                <text:p>2015-02-16</text:p>
              </table:table-cell>
              <table:table-cell office:value-type="float" office:value="6.3952169418335">
                <text:p>6.3952169418335</text:p>
              </table:table-cell>
            </table:table-row>
            <table:table-row>
              <table:table-cell office:value-type="string">
                <text:p>2015-02-17</text:p>
              </table:table-cell>
              <table:table-cell office:value-type="float" office:value="6.39533138275147">
                <text:p>6.39533138275147</text:p>
              </table:table-cell>
            </table:table-row>
            <table:table-row>
              <table:table-cell office:value-type="string">
                <text:p>2015-02-18</text:p>
              </table:table-cell>
              <table:table-cell office:value-type="float" office:value="6.40650177001953">
                <text:p>6.40650177001953</text:p>
              </table:table-cell>
            </table:table-row>
            <table:table-row>
              <table:table-cell office:value-type="string">
                <text:p>2015-02-19</text:p>
              </table:table-cell>
              <table:table-cell office:value-type="float" office:value="6.46212387084961">
                <text:p>6.46212387084961</text:p>
              </table:table-cell>
            </table:table-row>
            <table:table-row>
              <table:table-cell office:value-type="string">
                <text:p>2015-02-20</text:p>
              </table:table-cell>
              <table:table-cell office:value-type="float" office:value="6.46253681182861">
                <text:p>6.46253681182861</text:p>
              </table:table-cell>
            </table:table-row>
            <table:table-row>
              <table:table-cell office:value-type="string">
                <text:p>2015-02-21</text:p>
              </table:table-cell>
              <table:table-cell office:value-type="float" office:value="6.46703147888184">
                <text:p>6.46703147888184</text:p>
              </table:table-cell>
            </table:table-row>
            <table:table-row>
              <table:table-cell office:value-type="string">
                <text:p>2015-02-22</text:p>
              </table:table-cell>
              <table:table-cell office:value-type="float" office:value="6.47005367279053">
                <text:p>6.47005367279053</text:p>
              </table:table-cell>
            </table:table-row>
            <table:table-row>
              <table:table-cell office:value-type="string">
                <text:p>2015-02-23</text:p>
              </table:table-cell>
              <table:table-cell office:value-type="float" office:value="6.47618770599365">
                <text:p>6.47618770599365</text:p>
              </table:table-cell>
            </table:table-row>
            <table:table-row>
              <table:table-cell office:value-type="string">
                <text:p>2015-02-24</text:p>
              </table:table-cell>
              <table:table-cell office:value-type="float" office:value="6.47648525238037">
                <text:p>6.47648525238037</text:p>
              </table:table-cell>
            </table:table-row>
            <table:table-row>
              <table:table-cell office:value-type="string">
                <text:p>2015-02-25</text:p>
              </table:table-cell>
              <table:table-cell office:value-type="float" office:value="6.55883598327637">
                <text:p>6.55883598327637</text:p>
              </table:table-cell>
            </table:table-row>
            <table:table-row>
              <table:table-cell office:value-type="string">
                <text:p>2015-02-26</text:p>
              </table:table-cell>
              <table:table-cell office:value-type="float" office:value="6.58072471618652">
                <text:p>6.58072471618652</text:p>
              </table:table-cell>
            </table:table-row>
            <table:table-row>
              <table:table-cell office:value-type="string">
                <text:p>2015-02-27</text:p>
              </table:table-cell>
              <table:table-cell office:value-type="float" office:value="6.57920455932617">
                <text:p>6.57920455932617</text:p>
              </table:table-cell>
            </table:table-row>
            <table:table-row>
              <table:table-cell office:value-type="string">
                <text:p>2015-02-28</text:p>
              </table:table-cell>
              <table:table-cell office:value-type="float" office:value="6.59126377105713">
                <text:p>6.59126377105713</text:p>
              </table:table-cell>
            </table:table-row>
            <table:table-row>
              <table:table-cell office:value-type="string">
                <text:p>2015-03-01</text:p>
              </table:table-cell>
              <table:table-cell office:value-type="float" office:value="6.59303188323975">
                <text:p>6.59303188323975</text:p>
              </table:table-cell>
            </table:table-row>
            <table:table-row>
              <table:table-cell office:value-type="string">
                <text:p>2015-03-02</text:p>
              </table:table-cell>
              <table:table-cell office:value-type="float" office:value="6.59716987609863">
                <text:p>6.59716987609863</text:p>
              </table:table-cell>
            </table:table-row>
            <table:table-row>
              <table:table-cell office:value-type="string">
                <text:p>2015-03-03</text:p>
              </table:table-cell>
              <table:table-cell office:value-type="float" office:value="6.81507682800293">
                <text:p>6.81507682800293</text:p>
              </table:table-cell>
            </table:table-row>
            <table:table-row>
              <table:table-cell office:value-type="string">
                <text:p>2015-03-04</text:p>
              </table:table-cell>
              <table:table-cell office:value-type="float" office:value="6.81507396697998">
                <text:p>6.81507396697998</text:p>
              </table:table-cell>
            </table:table-row>
            <table:table-row>
              <table:table-cell office:value-type="string">
                <text:p>2015-03-05</text:p>
              </table:table-cell>
              <table:table-cell office:value-type="float" office:value="6.81871509552002">
                <text:p>6.81871509552002</text:p>
              </table:table-cell>
            </table:table-row>
            <table:table-row>
              <table:table-cell office:value-type="string">
                <text:p>2015-03-06</text:p>
              </table:table-cell>
              <table:table-cell office:value-type="float" office:value="6.82321071624756">
                <text:p>6.82321071624756</text:p>
              </table:table-cell>
            </table:table-row>
            <table:table-row>
              <table:table-cell office:value-type="string">
                <text:p>2015-03-07</text:p>
              </table:table-cell>
              <table:table-cell office:value-type="float" office:value="6.82322788238525">
                <text:p>6.82322788238525</text:p>
              </table:table-cell>
            </table:table-row>
            <table:table-row>
              <table:table-cell office:value-type="string">
                <text:p>2015-03-08</text:p>
              </table:table-cell>
              <table:table-cell office:value-type="float" office:value="6.824782371521">
                <text:p>6.824782371521</text:p>
              </table:table-cell>
            </table:table-row>
            <table:table-row>
              <table:table-cell office:value-type="string">
                <text:p>2015-03-09</text:p>
              </table:table-cell>
              <table:table-cell office:value-type="float" office:value="6.82498550415039">
                <text:p>6.82498550415039</text:p>
              </table:table-cell>
            </table:table-row>
            <table:table-row>
              <table:table-cell office:value-type="string">
                <text:p>2015-03-10</text:p>
              </table:table-cell>
              <table:table-cell office:value-type="float" office:value="6.82498550415039">
                <text:p>6.82498550415039</text:p>
              </table:table-cell>
            </table:table-row>
            <table:table-row>
              <table:table-cell office:value-type="string">
                <text:p>2015-03-11</text:p>
              </table:table-cell>
              <table:table-cell office:value-type="float" office:value="6.83254909515381">
                <text:p>6.83254909515381</text:p>
              </table:table-cell>
            </table:table-row>
            <table:table-row>
              <table:table-cell office:value-type="string">
                <text:p>2015-03-12</text:p>
              </table:table-cell>
              <table:table-cell office:value-type="float" office:value="6.84820652008057">
                <text:p>6.84820652008057</text:p>
              </table:table-cell>
            </table:table-row>
            <table:table-row>
              <table:table-cell office:value-type="string">
                <text:p>2015-03-13</text:p>
              </table:table-cell>
              <table:table-cell office:value-type="float" office:value="6.8467960357666">
                <text:p>6.8467960357666</text:p>
              </table:table-cell>
            </table:table-row>
            <table:table-row>
              <table:table-cell office:value-type="string">
                <text:p>2015-03-14</text:p>
              </table:table-cell>
              <table:table-cell office:value-type="float" office:value="6.84877014160156">
                <text:p>6.84877014160156</text:p>
              </table:table-cell>
            </table:table-row>
            <table:table-row>
              <table:table-cell office:value-type="string">
                <text:p>2015-03-15</text:p>
              </table:table-cell>
              <table:table-cell office:value-type="float" office:value="6.85118675231934">
                <text:p>6.85118675231934</text:p>
              </table:table-cell>
            </table:table-row>
            <table:table-row>
              <table:table-cell office:value-type="string">
                <text:p>2015-03-16</text:p>
              </table:table-cell>
              <table:table-cell office:value-type="float" office:value="6.85173416137695">
                <text:p>6.85173416137695</text:p>
              </table:table-cell>
            </table:table-row>
            <table:table-row>
              <table:table-cell office:value-type="string">
                <text:p>2015-03-17</text:p>
              </table:table-cell>
              <table:table-cell office:value-type="float" office:value="6.84986686706543">
                <text:p>6.84986686706543</text:p>
              </table:table-cell>
            </table:table-row>
            <table:table-row>
              <table:table-cell office:value-type="string">
                <text:p>2015-03-18</text:p>
              </table:table-cell>
              <table:table-cell office:value-type="float" office:value="6.85082054138184">
                <text:p>6.85082054138184</text:p>
              </table:table-cell>
            </table:table-row>
            <table:table-row>
              <table:table-cell office:value-type="string">
                <text:p>2015-03-19</text:p>
              </table:table-cell>
              <table:table-cell office:value-type="float" office:value="6.85092353820801">
                <text:p>6.85092353820801</text:p>
              </table:table-cell>
            </table:table-row>
            <table:table-row>
              <table:table-cell office:value-type="string">
                <text:p>2015-03-20</text:p>
              </table:table-cell>
              <table:table-cell office:value-type="float" office:value="6.85203742980957">
                <text:p>6.85203742980957</text:p>
              </table:table-cell>
            </table:table-row>
            <table:table-row>
              <table:table-cell office:value-type="string">
                <text:p>2015-03-21</text:p>
              </table:table-cell>
              <table:table-cell office:value-type="float" office:value="6.85207653045654">
                <text:p>6.85207653045654</text:p>
              </table:table-cell>
            </table:table-row>
            <table:table-row>
              <table:table-cell office:value-type="string">
                <text:p>2015-03-22</text:p>
              </table:table-cell>
              <table:table-cell office:value-type="float" office:value="6.85215091705322">
                <text:p>6.85215091705322</text:p>
              </table:table-cell>
            </table:table-row>
            <table:table-row>
              <table:table-cell office:value-type="string">
                <text:p>2015-03-23</text:p>
              </table:table-cell>
              <table:table-cell office:value-type="float" office:value="6.8533411026001">
                <text:p>6.8533411026001</text:p>
              </table:table-cell>
            </table:table-row>
            <table:table-row>
              <table:table-cell office:value-type="string">
                <text:p>2015-03-24</text:p>
              </table:table-cell>
              <table:table-cell office:value-type="float" office:value="6.85293197631836">
                <text:p>6.85293197631836</text:p>
              </table:table-cell>
            </table:table-row>
            <table:table-row>
              <table:table-cell office:value-type="string">
                <text:p>2015-03-25</text:p>
              </table:table-cell>
              <table:table-cell office:value-type="float" office:value="6.85196208953857">
                <text:p>6.85196208953857</text:p>
              </table:table-cell>
            </table:table-row>
            <table:table-row>
              <table:table-cell office:value-type="string">
                <text:p>2015-03-26</text:p>
              </table:table-cell>
              <table:table-cell office:value-type="float" office:value="6.85195350646973">
                <text:p>6.85195350646973</text:p>
              </table:table-cell>
            </table:table-row>
            <table:table-row>
              <table:table-cell office:value-type="string">
                <text:p>2015-03-27</text:p>
              </table:table-cell>
              <table:table-cell office:value-type="float" office:value="6.85195350646973">
                <text:p>6.85195350646973</text:p>
              </table:table-cell>
            </table:table-row>
            <table:table-row>
              <table:table-cell office:value-type="string">
                <text:p>2015-03-28</text:p>
              </table:table-cell>
              <table:table-cell office:value-type="float" office:value="6.54746341705322">
                <text:p>6.54746341705322</text:p>
              </table:table-cell>
            </table:table-row>
            <table:table-row>
              <table:table-cell office:value-type="string">
                <text:p>2015-03-29</text:p>
              </table:table-cell>
              <table:table-cell office:value-type="float" office:value="6.86593246459961">
                <text:p>6.86593246459961</text:p>
              </table:table-cell>
            </table:table-row>
            <table:table-row>
              <table:table-cell office:value-type="string">
                <text:p>2015-03-30</text:p>
              </table:table-cell>
              <table:table-cell office:value-type="float" office:value="6.86713314056397">
                <text:p>6.86713314056397</text:p>
              </table:table-cell>
            </table:table-row>
            <table:table-row>
              <table:table-cell office:value-type="string">
                <text:p>2015-03-31</text:p>
              </table:table-cell>
              <table:table-cell office:value-type="float" office:value="6.81769371032715">
                <text:p>6.81769371032715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6.91625881195068">
                <text:p>6.91625881195068</text:p>
              </table:table-cell>
            </table:table-row>
            <table:table-row>
              <table:table-cell office:value-type="string">
                <text:p>2015-04-02</text:p>
              </table:table-cell>
              <table:table-cell office:value-type="float" office:value="6.91627788543701">
                <text:p>6.91627788543701</text:p>
              </table:table-cell>
            </table:table-row>
            <table:table-row>
              <table:table-cell office:value-type="string">
                <text:p>2015-04-03</text:p>
              </table:table-cell>
              <table:table-cell office:value-type="float" office:value="6.93725299835205">
                <text:p>6.93725299835205</text:p>
              </table:table-cell>
            </table:table-row>
            <table:table-row>
              <table:table-cell office:value-type="string">
                <text:p>2015-04-04</text:p>
              </table:table-cell>
              <table:table-cell office:value-type="float" office:value="6.93725299835205">
                <text:p>6.93725299835205</text:p>
              </table:table-cell>
            </table:table-row>
            <table:table-row>
              <table:table-cell office:value-type="string">
                <text:p>2015-04-05</text:p>
              </table:table-cell>
              <table:table-cell office:value-type="float" office:value="6.93733787536621">
                <text:p>6.93733787536621</text:p>
              </table:table-cell>
            </table:table-row>
            <table:table-row>
              <table:table-cell office:value-type="string">
                <text:p>2015-04-06</text:p>
              </table:table-cell>
              <table:table-cell office:value-type="float" office:value="6.93748092651367">
                <text:p>6.93748092651367</text:p>
              </table:table-cell>
            </table:table-row>
            <table:table-row>
              <table:table-cell office:value-type="string">
                <text:p>2015-04-07</text:p>
              </table:table-cell>
              <table:table-cell office:value-type="float" office:value="6.93912220001221">
                <text:p>6.93912220001221</text:p>
              </table:table-cell>
            </table:table-row>
            <table:table-row>
              <table:table-cell office:value-type="string">
                <text:p>2015-04-08</text:p>
              </table:table-cell>
              <table:table-cell office:value-type="float" office:value="6.947829246521">
                <text:p>6.947829246521</text:p>
              </table:table-cell>
            </table:table-row>
            <table:table-row>
              <table:table-cell office:value-type="string">
                <text:p>2015-04-09</text:p>
              </table:table-cell>
              <table:table-cell office:value-type="float" office:value="6.95010948181152">
                <text:p>6.95010948181152</text:p>
              </table:table-cell>
            </table:table-row>
            <table:table-row>
              <table:table-cell office:value-type="string">
                <text:p>2015-04-10</text:p>
              </table:table-cell>
              <table:table-cell office:value-type="float" office:value="6.96965312957764">
                <text:p>6.96965312957764</text:p>
              </table:table-cell>
            </table:table-row>
            <table:table-row>
              <table:table-cell office:value-type="string">
                <text:p>2015-04-11</text:p>
              </table:table-cell>
              <table:table-cell office:value-type="float" office:value="6.96973896026611">
                <text:p>6.96973896026611</text:p>
              </table:table-cell>
            </table:table-row>
            <table:table-row>
              <table:table-cell office:value-type="string">
                <text:p>2015-04-12</text:p>
              </table:table-cell>
              <table:table-cell office:value-type="float" office:value="6.96953296661377">
                <text:p>6.96953296661377</text:p>
              </table:table-cell>
            </table:table-row>
            <table:table-row>
              <table:table-cell office:value-type="string">
                <text:p>2015-04-13</text:p>
              </table:table-cell>
              <table:table-cell office:value-type="float" office:value="6.96953296661377">
                <text:p>6.96953296661377</text:p>
              </table:table-cell>
            </table:table-row>
            <table:table-row>
              <table:table-cell office:value-type="string">
                <text:p>2015-04-14</text:p>
              </table:table-cell>
              <table:table-cell office:value-type="float" office:value="6.97036266326904">
                <text:p>6.97036266326904</text:p>
              </table:table-cell>
            </table:table-row>
            <table:table-row>
              <table:table-cell office:value-type="string">
                <text:p>2015-04-15</text:p>
              </table:table-cell>
              <table:table-cell office:value-type="float" office:value="6.97155284881592">
                <text:p>6.97155284881592</text:p>
              </table:table-cell>
            </table:table-row>
            <table:table-row>
              <table:table-cell office:value-type="string">
                <text:p>2015-04-16</text:p>
              </table:table-cell>
              <table:table-cell office:value-type="float" office:value="6.99179840087891">
                <text:p>6.99179840087891</text:p>
              </table:table-cell>
            </table:table-row>
            <table:table-row>
              <table:table-cell office:value-type="string">
                <text:p>2015-04-17</text:p>
              </table:table-cell>
              <table:table-cell office:value-type="float" office:value="6.99469566345215">
                <text:p>6.99469566345215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7.33415031433106">
                <text:p>7.33415031433106</text:p>
              </table:table-cell>
            </table:table-row>
            <table:table-row>
              <table:table-cell office:value-type="string">
                <text:p>2015-04-19</text:p>
              </table:table-cell>
              <table:table-cell office:value-type="float" office:value="7.33207035064697">
                <text:p>7.33207035064697</text:p>
              </table:table-cell>
            </table:table-row>
            <table:table-row>
              <table:table-cell office:value-type="string">
                <text:p>2015-04-20</text:p>
              </table:table-cell>
              <table:table-cell office:value-type="float" office:value="7.33238983154297">
                <text:p>7.33238983154297</text:p>
              </table:table-cell>
            </table:table-row>
            <table:table-row>
              <table:table-cell office:value-type="string">
                <text:p>2015-04-21</text:p>
              </table:table-cell>
              <table:table-cell office:value-type="float" office:value="7.33259582519531">
                <text:p>7.33259582519531</text:p>
              </table:table-cell>
            </table:table-row>
            <table:table-row>
              <table:table-cell office:value-type="string">
                <text:p>2015-04-22</text:p>
              </table:table-cell>
              <table:table-cell office:value-type="float" office:value="6.55740261077881">
                <text:p>6.55740261077881</text:p>
              </table:table-cell>
            </table:table-row>
            <table:table-row>
              <table:table-cell office:value-type="string">
                <text:p>2015-04-23</text:p>
              </table:table-cell>
              <table:table-cell office:value-type="float" office:value="6.55747222900391">
                <text:p>6.55747222900391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6.57500648498535">
                <text:p>6.57500648498535</text:p>
              </table:table-cell>
            </table:table-row>
            <table:table-row>
              <table:table-cell office:value-type="string">
                <text:p>2015-04-25</text:p>
              </table:table-cell>
              <table:table-cell office:value-type="float" office:value="6.57500648498535">
                <text:p>6.57500648498535</text:p>
              </table:table-cell>
            </table:table-row>
            <table:table-row>
              <table:table-cell office:value-type="string">
                <text:p>2015-04-26</text:p>
              </table:table-cell>
              <table:table-cell office:value-type="float" office:value="6.57539081573486">
                <text:p>6.57539081573486</text:p>
              </table:table-cell>
            </table:table-row>
            <table:table-row>
              <table:table-cell office:value-type="string">
                <text:p>2015-04-27</text:p>
              </table:table-cell>
              <table:table-cell office:value-type="float" office:value="6.55928325653076">
                <text:p>6.55928325653076</text:p>
              </table:table-cell>
            </table:table-row>
            <table:table-row>
              <table:table-cell office:value-type="string">
                <text:p>2015-04-28</text:p>
              </table:table-cell>
              <table:table-cell office:value-type="float" office:value="6.55928325653076">
                <text:p>6.55928325653076</text:p>
              </table:table-cell>
            </table:table-row>
            <table:table-row>
              <table:table-cell office:value-type="string">
                <text:p>2015-04-29</text:p>
              </table:table-cell>
              <table:table-cell office:value-type="float" office:value="6.55964088439941">
                <text:p>6.55964088439941</text:p>
              </table:table-cell>
            </table:table-row>
            <table:table-row>
              <table:table-cell office:value-type="string">
                <text:p>2015-04-30</text:p>
              </table:table-cell>
              <table:table-cell office:value-type="float" office:value="6.55969333648682">
                <text:p>6.55969333648682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6.56765365600586">
                <text:p>6.56765365600586</text:p>
              </table:table-cell>
            </table:table-row>
            <table:table-row>
              <table:table-cell office:value-type="string">
                <text:p>2015-05-02</text:p>
              </table:table-cell>
              <table:table-cell office:value-type="float" office:value="6.56786251068115">
                <text:p>6.56786251068115</text:p>
              </table:table-cell>
            </table:table-row>
            <table:table-row>
              <table:table-cell office:value-type="string">
                <text:p>2015-05-03</text:p>
              </table:table-cell>
              <table:table-cell office:value-type="float" office:value="6.5683126449585">
                <text:p>6.5683126449585</text:p>
              </table:table-cell>
            </table:table-row>
            <table:table-row>
              <table:table-cell office:value-type="string">
                <text:p>2015-05-04</text:p>
              </table:table-cell>
              <table:table-cell office:value-type="float" office:value="6.57887840270996">
                <text:p>6.57887840270996</text:p>
              </table:table-cell>
            </table:table-row>
            <table:table-row>
              <table:table-cell office:value-type="string">
                <text:p>2015-05-05</text:p>
              </table:table-cell>
              <table:table-cell office:value-type="float" office:value="6.57913589477539">
                <text:p>6.57913589477539</text:p>
              </table:table-cell>
            </table:table-row>
            <table:table-row>
              <table:table-cell office:value-type="string">
                <text:p>2015-05-06</text:p>
              </table:table-cell>
              <table:table-cell office:value-type="float" office:value="6.57965755462647">
                <text:p>6.57965755462647</text:p>
              </table:table-cell>
            </table:table-row>
            <table:table-row>
              <table:table-cell office:value-type="string">
                <text:p>2015-05-07</text:p>
              </table:table-cell>
              <table:table-cell office:value-type="float" office:value="6.58144187927246">
                <text:p>6.58144187927246</text:p>
              </table:table-cell>
            </table:table-row>
            <table:table-row>
              <table:table-cell office:value-type="string">
                <text:p>2015-05-08</text:p>
              </table:table-cell>
              <table:table-cell office:value-type="float" office:value="6.58191013336182">
                <text:p>6.58191013336182</text:p>
              </table:table-cell>
            </table:table-row>
            <table:table-row>
              <table:table-cell office:value-type="string">
                <text:p>2015-05-09</text:p>
              </table:table-cell>
              <table:table-cell office:value-type="float" office:value="6.58591747283936">
                <text:p>6.58591747283936</text:p>
              </table:table-cell>
            </table:table-row>
            <table:table-row>
              <table:table-cell office:value-type="string">
                <text:p>2015-05-10</text:p>
              </table:table-cell>
              <table:table-cell office:value-type="float" office:value="6.58322620391846">
                <text:p>6.58322620391846</text:p>
              </table:table-cell>
            </table:table-row>
            <table:table-row>
              <table:table-cell office:value-type="string">
                <text:p>2015-05-11</text:p>
              </table:table-cell>
              <table:table-cell office:value-type="float" office:value="6.58337497711182">
                <text:p>6.58337497711182</text:p>
              </table:table-cell>
            </table:table-row>
            <table:table-row>
              <table:table-cell office:value-type="string">
                <text:p>2015-05-12</text:p>
              </table:table-cell>
              <table:table-cell office:value-type="float" office:value="6.58346652984619">
                <text:p>6.58346652984619</text:p>
              </table:table-cell>
            </table:table-row>
            <table:table-row>
              <table:table-cell office:value-type="string">
                <text:p>2015-05-13</text:p>
              </table:table-cell>
              <table:table-cell office:value-type="float" office:value="6.58346652984619">
                <text:p>6.58346652984619</text:p>
              </table:table-cell>
            </table:table-row>
            <table:table-row>
              <table:table-cell office:value-type="string">
                <text:p>2015-05-14</text:p>
              </table:table-cell>
              <table:table-cell office:value-type="float" office:value="6.58487319946289">
                <text:p>6.58487319946289</text:p>
              </table:table-cell>
            </table:table-row>
            <table:table-row>
              <table:table-cell office:value-type="string">
                <text:p>2015-05-15</text:p>
              </table:table-cell>
              <table:table-cell office:value-type="float" office:value="6.36824989318848">
                <text:p>6.36824989318848</text:p>
              </table:table-cell>
            </table:table-row>
            <table:table-row>
              <table:table-cell office:value-type="string">
                <text:p>2015-05-16</text:p>
              </table:table-cell>
              <table:table-cell office:value-type="float" office:value="6.36931991577148">
                <text:p>6.36931991577148</text:p>
              </table:table-cell>
            </table:table-row>
            <table:table-row>
              <table:table-cell office:value-type="string">
                <text:p>2015-05-17</text:p>
              </table:table-cell>
              <table:table-cell office:value-type="float" office:value="6.372239112854">
                <text:p>6.372239112854</text:p>
              </table:table-cell>
            </table:table-row>
            <table:table-row>
              <table:table-cell office:value-type="string">
                <text:p>2015-05-18</text:p>
              </table:table-cell>
              <table:table-cell office:value-type="float" office:value="6.37311267852783">
                <text:p>6.37311267852783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6.37398052215576">
                <text:p>6.37398052215576</text:p>
              </table:table-cell>
            </table:table-row>
            <table:table-row>
              <table:table-cell office:value-type="string">
                <text:p>2015-05-20</text:p>
              </table:table-cell>
              <table:table-cell office:value-type="float" office:value="6.37470626831055">
                <text:p>6.37470626831055</text:p>
              </table:table-cell>
            </table:table-row>
            <table:table-row>
              <table:table-cell office:value-type="string">
                <text:p>2015-05-21</text:p>
              </table:table-cell>
              <table:table-cell office:value-type="float" office:value="6.37277889251709">
                <text:p>6.37277889251709</text:p>
              </table:table-cell>
            </table:table-row>
            <table:table-row>
              <table:table-cell office:value-type="string">
                <text:p>2015-05-22</text:p>
              </table:table-cell>
              <table:table-cell office:value-type="float" office:value="6.37300395965576">
                <text:p>6.37300395965576</text:p>
              </table:table-cell>
            </table:table-row>
            <table:table-row>
              <table:table-cell office:value-type="string">
                <text:p>2015-05-23</text:p>
              </table:table-cell>
              <table:table-cell office:value-type="float" office:value="6.37357997894287">
                <text:p>6.37357997894287</text:p>
              </table:table-cell>
            </table:table-row>
            <table:table-row>
              <table:table-cell office:value-type="string">
                <text:p>2015-05-24</text:p>
              </table:table-cell>
              <table:table-cell office:value-type="float" office:value="6.37310218811035">
                <text:p>6.37310218811035</text:p>
              </table:table-cell>
            </table:table-row>
            <table:table-row>
              <table:table-cell office:value-type="string">
                <text:p>2015-05-25</text:p>
              </table:table-cell>
              <table:table-cell office:value-type="float" office:value="6.37308502197266">
                <text:p>6.37308502197266</text:p>
              </table:table-cell>
            </table:table-row>
            <table:table-row>
              <table:table-cell office:value-type="string">
                <text:p>2015-05-26</text:p>
              </table:table-cell>
              <table:table-cell office:value-type="float" office:value="6.37008190155029">
                <text:p>6.37008190155029</text:p>
              </table:table-cell>
            </table:table-row>
            <table:table-row>
              <table:table-cell office:value-type="string">
                <text:p>2015-05-27</text:p>
              </table:table-cell>
              <table:table-cell office:value-type="float" office:value="6.37082958221436">
                <text:p>6.37082958221436</text:p>
              </table:table-cell>
            </table:table-row>
            <table:table-row>
              <table:table-cell office:value-type="string">
                <text:p>2015-05-28</text:p>
              </table:table-cell>
              <table:table-cell office:value-type="float" office:value="6.37093353271484">
                <text:p>6.37093353271484</text:p>
              </table:table-cell>
            </table:table-row>
            <table:table-row>
              <table:table-cell office:value-type="string">
                <text:p>2015-05-29</text:p>
              </table:table-cell>
              <table:table-cell office:value-type="float" office:value="6.37117862701416">
                <text:p>6.37117862701416</text:p>
              </table:table-cell>
            </table:table-row>
            <table:table-row>
              <table:table-cell office:value-type="string">
                <text:p>2015-05-30</text:p>
              </table:table-cell>
              <table:table-cell office:value-type="float" office:value="6.3748083114624">
                <text:p>6.3748083114624</text:p>
              </table:table-cell>
            </table:table-row>
            <table:table-row>
              <table:table-cell office:value-type="string">
                <text:p>2015-05-31</text:p>
              </table:table-cell>
              <table:table-cell office:value-type="float" office:value="7.05746650695801">
                <text:p>7.05746650695801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7.05038738250732">
                <text:p>7.05038738250732</text:p>
              </table:table-cell>
            </table:table-row>
            <table:table-row>
              <table:table-cell office:value-type="string">
                <text:p>2015-06-02</text:p>
              </table:table-cell>
              <table:table-cell office:value-type="float" office:value="7.05074310302734">
                <text:p>7.05074310302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